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<text:s/>Quad.IMU.AX</text:p>
          </table:table-cell>
          <table:table-cell table:number-columns-repeated="2"/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552092">
            <text:p>0.552092</text:p>
          </table:table-cell>
          <table:table-cell/>
          <table:table-cell table:formula="of:=STDEV([.B2:.B482])" office:value-type="float" office:value="0.483077165697434">
            <text:p>0.4830771657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7391">
            <text:p>0.07391</text:p>
          </table:table-cell>
          <table:table-cell table:number-columns-repeated="2"/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523324">
            <text:p>0.523324</text:p>
          </table:table-cell>
          <table:table-cell table:number-columns-repeated="2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0.426566">
            <text:p>-0.426566</text:p>
          </table:table-cell>
          <table:table-cell table:number-columns-repeated="2"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915985">
            <text:p>0.915985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-0.296944">
            <text:p>-0.296944</text:p>
          </table:table-cell>
          <table:table-cell table:number-columns-repeated="2"/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18141">
            <text:p>0.18141</text:p>
          </table:table-cell>
          <table:table-cell table:number-columns-repeated="2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-0.570972">
            <text:p>-0.570972</text:p>
          </table:table-cell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307793">
            <text:p>0.307793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1.088047">
            <text:p>-1.088047</text:p>
          </table:table-cell>
          <table:table-cell table:number-columns-repeated="2"/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-0.002104">
            <text:p>-0.002104</text:p>
          </table:table-cell>
          <table:table-cell table:number-columns-repeated="2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407679">
            <text:p>0.407679</text:p>
          </table:table-cell>
          <table:table-cell table:number-columns-repeated="2"/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-0.803681">
            <text:p>-0.803681</text:p>
          </table:table-cell>
          <table:table-cell table:number-columns-repeated="2"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971492">
            <text:p>0.971492</text:p>
          </table:table-cell>
          <table:table-cell table:number-columns-repeated="2"/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0.593519">
            <text:p>0.593519</text:p>
          </table:table-cell>
          <table:table-cell table:number-columns-repeated="2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171582">
            <text:p>0.171582</text:p>
          </table:table-cell>
          <table:table-cell table:number-columns-repeated="2"/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0.487225">
            <text:p>0.487225</text:p>
          </table:table-cell>
          <table:table-cell table:number-columns-repeated="2"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756516">
            <text:p>0.756516</text:p>
          </table:table-cell>
          <table:table-cell table:number-columns-repeated="2"/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-0.05131">
            <text:p>-0.05131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19692">
            <text:p>0.819692</text:p>
          </table:table-cell>
          <table:table-cell table:number-columns-repeated="2"/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1.035211">
            <text:p>1.035211</text:p>
          </table:table-cell>
          <table:table-cell table:number-columns-repeated="2"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295591">
            <text:p>0.295591</text:p>
          </table:table-cell>
          <table:table-cell table:number-columns-repeated="2"/>
        </table:table-row>
        <table:table-row table:style-name="ro1">
          <table:table-cell office:value-type="float" office:value="0.115">
            <text:p>0.115</text:p>
          </table:table-cell>
          <table:table-cell office:value-type="float" office:value="0.032594">
            <text:p>0.032594</text:p>
          </table:table-cell>
          <table:table-cell table:number-columns-repeated="2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-0.165215">
            <text:p>-0.165215</text:p>
          </table:table-cell>
          <table:table-cell table:number-columns-repeated="2"/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-0.1175">
            <text:p>-0.1175</text:p>
          </table:table-cell>
          <table:table-cell table:number-columns-repeated="2"/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-1.020744">
            <text:p>-1.020744</text:p>
          </table:table-cell>
          <table:table-cell table:number-columns-repeated="2"/>
        </table:table-row>
        <table:table-row table:style-name="ro1">
          <table:table-cell office:value-type="float" office:value="0.135">
            <text:p>0.135</text:p>
          </table:table-cell>
          <table:table-cell office:value-type="float" office:value="-0.073159">
            <text:p>-0.073159</text:p>
          </table:table-cell>
          <table:table-cell table:number-columns-repeated="2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65982">
            <text:p>0.065982</text:p>
          </table:table-cell>
          <table:table-cell table:number-columns-repeated="2"/>
        </table:table-row>
        <table:table-row table:style-name="ro1">
          <table:table-cell office:value-type="float" office:value="0.145">
            <text:p>0.145</text:p>
          </table:table-cell>
          <table:table-cell office:value-type="float" office:value="0.419231">
            <text:p>0.419231</text:p>
          </table:table-cell>
          <table:table-cell table:number-columns-repeated="2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260241">
            <text:p>0.260241</text:p>
          </table:table-cell>
          <table:table-cell table:number-columns-repeated="2"/>
        </table:table-row>
        <table:table-row table:style-name="ro1">
          <table:table-cell office:value-type="float" office:value="0.155">
            <text:p>0.155</text:p>
          </table:table-cell>
          <table:table-cell office:value-type="float" office:value="-0.597594">
            <text:p>-0.597594</text:p>
          </table:table-cell>
          <table:table-cell table:number-columns-repeated="2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45369">
            <text:p>0.45369</text:p>
          </table:table-cell>
          <table:table-cell table:number-columns-repeated="2"/>
        </table:table-row>
        <table:table-row table:style-name="ro1">
          <table:table-cell office:value-type="float" office:value="0.165">
            <text:p>0.165</text:p>
          </table:table-cell>
          <table:table-cell office:value-type="float" office:value="-0.060798">
            <text:p>-0.060798</text:p>
          </table:table-cell>
          <table:table-cell table:number-columns-repeated="2"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328453">
            <text:p>0.328453</text:p>
          </table:table-cell>
          <table:table-cell table:number-columns-repeated="2"/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0.894409">
            <text:p>0.894409</text:p>
          </table:table-cell>
          <table:table-cell table:number-columns-repeated="2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7101">
            <text:p>0.07101</text:p>
          </table:table-cell>
          <table:table-cell table:number-columns-repeated="2"/>
        </table:table-row>
        <table:table-row table:style-name="ro1">
          <table:table-cell office:value-type="float" office:value="0.185">
            <text:p>0.185</text:p>
          </table:table-cell>
          <table:table-cell office:value-type="float" office:value="-0.642918">
            <text:p>-0.642918</text:p>
          </table:table-cell>
          <table:table-cell table:number-columns-repeated="2"/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-0.676927">
            <text:p>-0.676927</text:p>
          </table:table-cell>
          <table:table-cell table:number-columns-repeated="2"/>
        </table:table-row>
        <table:table-row table:style-name="ro1">
          <table:table-cell office:value-type="float" office:value="0.195">
            <text:p>0.195</text:p>
          </table:table-cell>
          <table:table-cell office:value-type="float" office:value="-0.023959">
            <text:p>-0.023959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693059">
            <text:p>0.693059</text:p>
          </table:table-cell>
          <table:table-cell table:number-columns-repeated="2"/>
        </table:table-row>
        <table:table-row table:style-name="ro1">
          <table:table-cell office:value-type="float" office:value="0.205">
            <text:p>0.205</text:p>
          </table:table-cell>
          <table:table-cell office:value-type="float" office:value="-0.667057">
            <text:p>-0.667057</text:p>
          </table:table-cell>
          <table:table-cell table:number-columns-repeated="2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-0.502674">
            <text:p>-0.502674</text:p>
          </table:table-cell>
          <table:table-cell table:number-columns-repeated="2"/>
        </table:table-row>
        <table:table-row table:style-name="ro1">
          <table:table-cell office:value-type="float" office:value="0.215">
            <text:p>0.215</text:p>
          </table:table-cell>
          <table:table-cell office:value-type="float" office:value="0.152449">
            <text:p>0.152449</text:p>
          </table:table-cell>
          <table:table-cell table:number-columns-repeated="2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-0.747176">
            <text:p>-0.747176</text:p>
          </table:table-cell>
          <table:table-cell table:number-columns-repeated="2"/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-0.187213">
            <text:p>-0.187213</text:p>
          </table:table-cell>
          <table:table-cell table:number-columns-repeated="2"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080228">
            <text:p>0.080228</text:p>
          </table:table-cell>
          <table:table-cell table:number-columns-repeated="2"/>
        </table:table-row>
        <table:table-row table:style-name="ro1">
          <table:table-cell office:value-type="float" office:value="0.235">
            <text:p>0.235</text:p>
          </table:table-cell>
          <table:table-cell office:value-type="float" office:value="-0.296984">
            <text:p>-0.296984</text:p>
          </table:table-cell>
          <table:table-cell table:number-columns-repeated="2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-0.24724">
            <text:p>-0.24724</text:p>
          </table:table-cell>
          <table:table-cell table:number-columns-repeated="2"/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-0.531437">
            <text:p>-0.531437</text:p>
          </table:table-cell>
          <table:table-cell table:number-columns-repeated="2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-0.076058">
            <text:p>-0.076058</text:p>
          </table:table-cell>
          <table:table-cell table:number-columns-repeated="2"/>
        </table:table-row>
        <table:table-row table:style-name="ro1">
          <table:table-cell office:value-type="float" office:value="0.255">
            <text:p>0.255</text:p>
          </table:table-cell>
          <table:table-cell office:value-type="float" office:value="-0.683898">
            <text:p>-0.683898</text:p>
          </table:table-cell>
          <table:table-cell table:number-columns-repeated="2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197084">
            <text:p>0.197084</text:p>
          </table:table-cell>
          <table:table-cell table:number-columns-repeated="2"/>
        </table:table-row>
        <table:table-row table:style-name="ro1">
          <table:table-cell office:value-type="float" office:value="0.265">
            <text:p>0.265</text:p>
          </table:table-cell>
          <table:table-cell office:value-type="float" office:value="-0.268277">
            <text:p>-0.268277</text:p>
          </table:table-cell>
          <table:table-cell table:number-columns-repeated="2"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-0.409818">
            <text:p>-0.409818</text:p>
          </table:table-cell>
          <table:table-cell table:number-columns-repeated="2"/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-0.510372">
            <text:p>-0.510372</text:p>
          </table:table-cell>
          <table:table-cell table:number-columns-repeated="2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84646">
            <text:p>0.084646</text:p>
          </table:table-cell>
          <table:table-cell table:number-columns-repeated="2"/>
        </table:table-row>
        <table:table-row table:style-name="ro1">
          <table:table-cell office:value-type="float" office:value="0.285">
            <text:p>0.285</text:p>
          </table:table-cell>
          <table:table-cell office:value-type="float" office:value="0.246053">
            <text:p>0.246053</text:p>
          </table:table-cell>
          <table:table-cell table:number-columns-repeated="2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-0.526516">
            <text:p>-0.526516</text:p>
          </table:table-cell>
          <table:table-cell table:number-columns-repeated="2"/>
        </table:table-row>
        <table:table-row table:style-name="ro1">
          <table:table-cell office:value-type="float" office:value="0.295">
            <text:p>0.295</text:p>
          </table:table-cell>
          <table:table-cell office:value-type="float" office:value="-0.290342">
            <text:p>-0.290342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0.036223">
            <text:p>-0.036223</text:p>
          </table:table-cell>
          <table:table-cell table:number-columns-repeated="2"/>
        </table:table-row>
        <table:table-row table:style-name="ro1">
          <table:table-cell office:value-type="float" office:value="0.305">
            <text:p>0.305</text:p>
          </table:table-cell>
          <table:table-cell office:value-type="float" office:value="-0.315894">
            <text:p>-0.315894</text:p>
          </table:table-cell>
          <table:table-cell table:number-columns-repeated="2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597815">
            <text:p>0.597815</text:p>
          </table:table-cell>
          <table:table-cell table:number-columns-repeated="2"/>
        </table:table-row>
        <table:table-row table:style-name="ro1">
          <table:table-cell office:value-type="float" office:value="0.314999">
            <text:p>0.314999</text:p>
          </table:table-cell>
          <table:table-cell office:value-type="float" office:value="-0.020552">
            <text:p>-0.020552</text:p>
          </table:table-cell>
          <table:table-cell table:number-columns-repeated="2"/>
        </table:table-row>
        <table:table-row table:style-name="ro1">
          <table:table-cell office:value-type="float" office:value="0.319999">
            <text:p>0.319999</text:p>
          </table:table-cell>
          <table:table-cell office:value-type="float" office:value="0.531714">
            <text:p>0.531714</text:p>
          </table:table-cell>
          <table:table-cell table:number-columns-repeated="2"/>
        </table:table-row>
        <table:table-row table:style-name="ro1">
          <table:table-cell office:value-type="float" office:value="0.324999">
            <text:p>0.324999</text:p>
          </table:table-cell>
          <table:table-cell office:value-type="float" office:value="0.521753">
            <text:p>0.521753</text:p>
          </table:table-cell>
          <table:table-cell table:number-columns-repeated="2"/>
        </table:table-row>
        <table:table-row table:style-name="ro1">
          <table:table-cell office:value-type="float" office:value="0.329999">
            <text:p>0.329999</text:p>
          </table:table-cell>
          <table:table-cell office:value-type="float" office:value="0.597064">
            <text:p>0.597064</text:p>
          </table:table-cell>
          <table:table-cell table:number-columns-repeated="2"/>
        </table:table-row>
        <table:table-row table:style-name="ro1">
          <table:table-cell office:value-type="float" office:value="0.334999">
            <text:p>0.334999</text:p>
          </table:table-cell>
          <table:table-cell office:value-type="float" office:value="-0.107654">
            <text:p>-0.107654</text:p>
          </table:table-cell>
          <table:table-cell table:number-columns-repeated="2"/>
        </table:table-row>
        <table:table-row table:style-name="ro1">
          <table:table-cell office:value-type="float" office:value="0.339999">
            <text:p>0.339999</text:p>
          </table:table-cell>
          <table:table-cell office:value-type="float" office:value="-0.264749">
            <text:p>-0.264749</text:p>
          </table:table-cell>
          <table:table-cell table:number-columns-repeated="2"/>
        </table:table-row>
        <table:table-row table:style-name="ro1">
          <table:table-cell office:value-type="float" office:value="0.344999">
            <text:p>0.344999</text:p>
          </table:table-cell>
          <table:table-cell office:value-type="float" office:value="-0.036008">
            <text:p>-0.036008</text:p>
          </table:table-cell>
          <table:table-cell table:number-columns-repeated="2"/>
        </table:table-row>
        <table:table-row table:style-name="ro1">
          <table:table-cell office:value-type="float" office:value="0.349999">
            <text:p>0.349999</text:p>
          </table:table-cell>
          <table:table-cell office:value-type="float" office:value="-0.614037">
            <text:p>-0.614037</text:p>
          </table:table-cell>
          <table:table-cell table:number-columns-repeated="2"/>
        </table:table-row>
        <table:table-row table:style-name="ro1">
          <table:table-cell office:value-type="float" office:value="0.354999">
            <text:p>0.354999</text:p>
          </table:table-cell>
          <table:table-cell office:value-type="float" office:value="-0.189436">
            <text:p>-0.189436</text:p>
          </table:table-cell>
          <table:table-cell table:number-columns-repeated="2"/>
        </table:table-row>
        <table:table-row table:style-name="ro1">
          <table:table-cell office:value-type="float" office:value="0.359999">
            <text:p>0.359999</text:p>
          </table:table-cell>
          <table:table-cell office:value-type="float" office:value="0.137588">
            <text:p>0.137588</text:p>
          </table:table-cell>
          <table:table-cell table:number-columns-repeated="2"/>
        </table:table-row>
        <table:table-row table:style-name="ro1">
          <table:table-cell office:value-type="float" office:value="0.364999">
            <text:p>0.364999</text:p>
          </table:table-cell>
          <table:table-cell office:value-type="float" office:value="0.518279">
            <text:p>0.518279</text:p>
          </table:table-cell>
          <table:table-cell table:number-columns-repeated="2"/>
        </table:table-row>
        <table:table-row table:style-name="ro1">
          <table:table-cell office:value-type="float" office:value="0.369999">
            <text:p>0.369999</text:p>
          </table:table-cell>
          <table:table-cell office:value-type="float" office:value="1.174687">
            <text:p>1.174687</text:p>
          </table:table-cell>
          <table:table-cell table:number-columns-repeated="2"/>
        </table:table-row>
        <table:table-row table:style-name="ro1">
          <table:table-cell office:value-type="float" office:value="0.374999">
            <text:p>0.374999</text:p>
          </table:table-cell>
          <table:table-cell office:value-type="float" office:value="0.279509">
            <text:p>0.279509</text:p>
          </table:table-cell>
          <table:table-cell table:number-columns-repeated="2"/>
        </table:table-row>
        <table:table-row table:style-name="ro1">
          <table:table-cell office:value-type="float" office:value="0.379999">
            <text:p>0.379999</text:p>
          </table:table-cell>
          <table:table-cell office:value-type="float" office:value="-0.160944">
            <text:p>-0.160944</text:p>
          </table:table-cell>
          <table:table-cell table:number-columns-repeated="2"/>
        </table:table-row>
        <table:table-row table:style-name="ro1">
          <table:table-cell office:value-type="float" office:value="0.384999">
            <text:p>0.384999</text:p>
          </table:table-cell>
          <table:table-cell office:value-type="float" office:value="-0.611062">
            <text:p>-0.611062</text:p>
          </table:table-cell>
          <table:table-cell table:number-columns-repeated="2"/>
        </table:table-row>
        <table:table-row table:style-name="ro1">
          <table:table-cell office:value-type="float" office:value="0.389999">
            <text:p>0.389999</text:p>
          </table:table-cell>
          <table:table-cell office:value-type="float" office:value="0.302586">
            <text:p>0.302586</text:p>
          </table:table-cell>
          <table:table-cell table:number-columns-repeated="2"/>
        </table:table-row>
        <table:table-row table:style-name="ro1">
          <table:table-cell office:value-type="float" office:value="0.394998">
            <text:p>0.394998</text:p>
          </table:table-cell>
          <table:table-cell office:value-type="float" office:value="0.189569">
            <text:p>0.189569</text:p>
          </table:table-cell>
          <table:table-cell table:number-columns-repeated="2"/>
        </table:table-row>
        <table:table-row table:style-name="ro1">
          <table:table-cell office:value-type="float" office:value="0.399998">
            <text:p>0.399998</text:p>
          </table:table-cell>
          <table:table-cell office:value-type="float" office:value="-0.007088">
            <text:p>-0.007088</text:p>
          </table:table-cell>
          <table:table-cell table:number-columns-repeated="2"/>
        </table:table-row>
        <table:table-row table:style-name="ro1">
          <table:table-cell office:value-type="float" office:value="0.404998">
            <text:p>0.404998</text:p>
          </table:table-cell>
          <table:table-cell office:value-type="float" office:value="-0.815993">
            <text:p>-0.815993</text:p>
          </table:table-cell>
          <table:table-cell table:number-columns-repeated="2"/>
        </table:table-row>
        <table:table-row table:style-name="ro1">
          <table:table-cell office:value-type="float" office:value="0.409998">
            <text:p>0.409998</text:p>
          </table:table-cell>
          <table:table-cell office:value-type="float" office:value="0.245915">
            <text:p>0.245915</text:p>
          </table:table-cell>
          <table:table-cell table:number-columns-repeated="2"/>
        </table:table-row>
        <table:table-row table:style-name="ro1">
          <table:table-cell office:value-type="float" office:value="0.414998">
            <text:p>0.414998</text:p>
          </table:table-cell>
          <table:table-cell office:value-type="float" office:value="-0.220484">
            <text:p>-0.220484</text:p>
          </table:table-cell>
          <table:table-cell table:number-columns-repeated="2"/>
        </table:table-row>
        <table:table-row table:style-name="ro1">
          <table:table-cell office:value-type="float" office:value="0.419998">
            <text:p>0.419998</text:p>
          </table:table-cell>
          <table:table-cell office:value-type="float" office:value="0.441669">
            <text:p>0.441669</text:p>
          </table:table-cell>
          <table:table-cell table:number-columns-repeated="2"/>
        </table:table-row>
        <table:table-row table:style-name="ro1">
          <table:table-cell office:value-type="float" office:value="0.424998">
            <text:p>0.424998</text:p>
          </table:table-cell>
          <table:table-cell office:value-type="float" office:value="0.097817">
            <text:p>0.097817</text:p>
          </table:table-cell>
          <table:table-cell table:number-columns-repeated="2"/>
        </table:table-row>
        <table:table-row table:style-name="ro1">
          <table:table-cell office:value-type="float" office:value="0.429998">
            <text:p>0.429998</text:p>
          </table:table-cell>
          <table:table-cell office:value-type="float" office:value="-0.545639">
            <text:p>-0.545639</text:p>
          </table:table-cell>
          <table:table-cell table:number-columns-repeated="2"/>
        </table:table-row>
        <table:table-row table:style-name="ro1">
          <table:table-cell office:value-type="float" office:value="0.434998">
            <text:p>0.434998</text:p>
          </table:table-cell>
          <table:table-cell office:value-type="float" office:value="-0.328298">
            <text:p>-0.328298</text:p>
          </table:table-cell>
          <table:table-cell table:number-columns-repeated="2"/>
        </table:table-row>
        <table:table-row table:style-name="ro1">
          <table:table-cell office:value-type="float" office:value="0.439998">
            <text:p>0.439998</text:p>
          </table:table-cell>
          <table:table-cell office:value-type="float" office:value="-0.219713">
            <text:p>-0.219713</text:p>
          </table:table-cell>
          <table:table-cell table:number-columns-repeated="2"/>
        </table:table-row>
        <table:table-row table:style-name="ro1">
          <table:table-cell office:value-type="float" office:value="0.444998">
            <text:p>0.444998</text:p>
          </table:table-cell>
          <table:table-cell office:value-type="float" office:value="0.047641">
            <text:p>0.047641</text:p>
          </table:table-cell>
          <table:table-cell table:number-columns-repeated="2"/>
        </table:table-row>
        <table:table-row table:style-name="ro1">
          <table:table-cell office:value-type="float" office:value="0.449998">
            <text:p>0.449998</text:p>
          </table:table-cell>
          <table:table-cell office:value-type="float" office:value="-0.993304">
            <text:p>-0.993304</text:p>
          </table:table-cell>
          <table:table-cell table:number-columns-repeated="2"/>
        </table:table-row>
        <table:table-row table:style-name="ro1">
          <table:table-cell office:value-type="float" office:value="0.454998">
            <text:p>0.454998</text:p>
          </table:table-cell>
          <table:table-cell office:value-type="float" office:value="-1.219319">
            <text:p>-1.219319</text:p>
          </table:table-cell>
          <table:table-cell table:number-columns-repeated="2"/>
        </table:table-row>
        <table:table-row table:style-name="ro1">
          <table:table-cell office:value-type="float" office:value="0.459998">
            <text:p>0.459998</text:p>
          </table:table-cell>
          <table:table-cell office:value-type="float" office:value="0.03677">
            <text:p>0.03677</text:p>
          </table:table-cell>
          <table:table-cell table:number-columns-repeated="2"/>
        </table:table-row>
        <table:table-row table:style-name="ro1">
          <table:table-cell office:value-type="float" office:value="0.464998">
            <text:p>0.464998</text:p>
          </table:table-cell>
          <table:table-cell office:value-type="float" office:value="0.359881">
            <text:p>0.359881</text:p>
          </table:table-cell>
          <table:table-cell table:number-columns-repeated="2"/>
        </table:table-row>
        <table:table-row table:style-name="ro1">
          <table:table-cell office:value-type="float" office:value="0.469997">
            <text:p>0.469997</text:p>
          </table:table-cell>
          <table:table-cell office:value-type="float" office:value="-0.561137">
            <text:p>-0.561137</text:p>
          </table:table-cell>
          <table:table-cell table:number-columns-repeated="2"/>
        </table:table-row>
        <table:table-row table:style-name="ro1">
          <table:table-cell office:value-type="float" office:value="0.474997">
            <text:p>0.474997</text:p>
          </table:table-cell>
          <table:table-cell office:value-type="float" office:value="-0.500859">
            <text:p>-0.500859</text:p>
          </table:table-cell>
          <table:table-cell table:number-columns-repeated="2"/>
        </table:table-row>
        <table:table-row table:style-name="ro1">
          <table:table-cell office:value-type="float" office:value="0.479997">
            <text:p>0.479997</text:p>
          </table:table-cell>
          <table:table-cell office:value-type="float" office:value="0.894496">
            <text:p>0.894496</text:p>
          </table:table-cell>
          <table:table-cell table:number-columns-repeated="2"/>
        </table:table-row>
        <table:table-row table:style-name="ro1">
          <table:table-cell office:value-type="float" office:value="0.484997">
            <text:p>0.484997</text:p>
          </table:table-cell>
          <table:table-cell office:value-type="float" office:value="0.200733">
            <text:p>0.200733</text:p>
          </table:table-cell>
          <table:table-cell table:number-columns-repeated="2"/>
        </table:table-row>
        <table:table-row table:style-name="ro1">
          <table:table-cell office:value-type="float" office:value="0.489997">
            <text:p>0.489997</text:p>
          </table:table-cell>
          <table:table-cell office:value-type="float" office:value="-0.612447">
            <text:p>-0.612447</text:p>
          </table:table-cell>
          <table:table-cell table:number-columns-repeated="2"/>
        </table:table-row>
        <table:table-row table:style-name="ro1">
          <table:table-cell office:value-type="float" office:value="0.494997">
            <text:p>0.494997</text:p>
          </table:table-cell>
          <table:table-cell office:value-type="float" office:value="-0.115193">
            <text:p>-0.115193</text:p>
          </table:table-cell>
          <table:table-cell table:number-columns-repeated="2"/>
        </table:table-row>
        <table:table-row table:style-name="ro1">
          <table:table-cell office:value-type="float" office:value="0.499997">
            <text:p>0.499997</text:p>
          </table:table-cell>
          <table:table-cell office:value-type="float" office:value="-0.268915">
            <text:p>-0.268915</text:p>
          </table:table-cell>
          <table:table-cell table:number-columns-repeated="2"/>
        </table:table-row>
        <table:table-row table:style-name="ro1">
          <table:table-cell office:value-type="float" office:value="0.504997">
            <text:p>0.504997</text:p>
          </table:table-cell>
          <table:table-cell office:value-type="float" office:value="0.327128">
            <text:p>0.327128</text:p>
          </table:table-cell>
          <table:table-cell table:number-columns-repeated="2"/>
        </table:table-row>
        <table:table-row table:style-name="ro1">
          <table:table-cell office:value-type="float" office:value="0.509997">
            <text:p>0.509997</text:p>
          </table:table-cell>
          <table:table-cell office:value-type="float" office:value="-0.383133">
            <text:p>-0.383133</text:p>
          </table:table-cell>
          <table:table-cell table:number-columns-repeated="2"/>
        </table:table-row>
        <table:table-row table:style-name="ro1">
          <table:table-cell office:value-type="float" office:value="0.514997">
            <text:p>0.514997</text:p>
          </table:table-cell>
          <table:table-cell office:value-type="float" office:value="0.222827">
            <text:p>0.222827</text:p>
          </table:table-cell>
          <table:table-cell table:number-columns-repeated="2"/>
        </table:table-row>
        <table:table-row table:style-name="ro1">
          <table:table-cell office:value-type="float" office:value="0.519997">
            <text:p>0.519997</text:p>
          </table:table-cell>
          <table:table-cell office:value-type="float" office:value="-0.100672">
            <text:p>-0.100672</text:p>
          </table:table-cell>
          <table:table-cell table:number-columns-repeated="2"/>
        </table:table-row>
        <table:table-row table:style-name="ro1">
          <table:table-cell office:value-type="float" office:value="0.524997">
            <text:p>0.524997</text:p>
          </table:table-cell>
          <table:table-cell office:value-type="float" office:value="0.010596">
            <text:p>0.010596</text:p>
          </table:table-cell>
          <table:table-cell table:number-columns-repeated="2"/>
        </table:table-row>
        <table:table-row table:style-name="ro1">
          <table:table-cell office:value-type="float" office:value="0.529997">
            <text:p>0.529997</text:p>
          </table:table-cell>
          <table:table-cell office:value-type="float" office:value="-0.636135">
            <text:p>-0.636135</text:p>
          </table:table-cell>
          <table:table-cell table:number-columns-repeated="2"/>
        </table:table-row>
        <table:table-row table:style-name="ro1">
          <table:table-cell office:value-type="float" office:value="0.534997">
            <text:p>0.534997</text:p>
          </table:table-cell>
          <table:table-cell office:value-type="float" office:value="0.091757">
            <text:p>0.091757</text:p>
          </table:table-cell>
          <table:table-cell table:number-columns-repeated="2"/>
        </table:table-row>
        <table:table-row table:style-name="ro1">
          <table:table-cell office:value-type="float" office:value="0.539997">
            <text:p>0.539997</text:p>
          </table:table-cell>
          <table:table-cell office:value-type="float" office:value="0.384959">
            <text:p>0.384959</text:p>
          </table:table-cell>
          <table:table-cell table:number-columns-repeated="2"/>
        </table:table-row>
        <table:table-row table:style-name="ro1">
          <table:table-cell office:value-type="float" office:value="0.544997">
            <text:p>0.544997</text:p>
          </table:table-cell>
          <table:table-cell office:value-type="float" office:value="0.193827">
            <text:p>0.193827</text:p>
          </table:table-cell>
          <table:table-cell table:number-columns-repeated="2"/>
        </table:table-row>
        <table:table-row table:style-name="ro1">
          <table:table-cell office:value-type="float" office:value="0.549996">
            <text:p>0.549996</text:p>
          </table:table-cell>
          <table:table-cell office:value-type="float" office:value="-0.616387">
            <text:p>-0.616387</text:p>
          </table:table-cell>
          <table:table-cell table:number-columns-repeated="2"/>
        </table:table-row>
        <table:table-row table:style-name="ro1">
          <table:table-cell office:value-type="float" office:value="0.554996">
            <text:p>0.554996</text:p>
          </table:table-cell>
          <table:table-cell office:value-type="float" office:value="0.058459">
            <text:p>0.058459</text:p>
          </table:table-cell>
          <table:table-cell table:number-columns-repeated="2"/>
        </table:table-row>
        <table:table-row table:style-name="ro1">
          <table:table-cell office:value-type="float" office:value="0.559996">
            <text:p>0.559996</text:p>
          </table:table-cell>
          <table:table-cell office:value-type="float" office:value="-0.491428">
            <text:p>-0.491428</text:p>
          </table:table-cell>
          <table:table-cell table:number-columns-repeated="2"/>
        </table:table-row>
        <table:table-row table:style-name="ro1">
          <table:table-cell office:value-type="float" office:value="0.564996">
            <text:p>0.564996</text:p>
          </table:table-cell>
          <table:table-cell office:value-type="float" office:value="0.394685">
            <text:p>0.394685</text:p>
          </table:table-cell>
          <table:table-cell table:number-columns-repeated="2"/>
        </table:table-row>
        <table:table-row table:style-name="ro1">
          <table:table-cell office:value-type="float" office:value="0.569996">
            <text:p>0.569996</text:p>
          </table:table-cell>
          <table:table-cell office:value-type="float" office:value="-0.87457">
            <text:p>-0.87457</text:p>
          </table:table-cell>
          <table:table-cell table:number-columns-repeated="2"/>
        </table:table-row>
        <table:table-row table:style-name="ro1">
          <table:table-cell office:value-type="float" office:value="0.574996">
            <text:p>0.574996</text:p>
          </table:table-cell>
          <table:table-cell office:value-type="float" office:value="-0.043654">
            <text:p>-0.043654</text:p>
          </table:table-cell>
          <table:table-cell table:number-columns-repeated="2"/>
        </table:table-row>
        <table:table-row table:style-name="ro1">
          <table:table-cell office:value-type="float" office:value="0.579996">
            <text:p>0.579996</text:p>
          </table:table-cell>
          <table:table-cell office:value-type="float" office:value="-0.072374">
            <text:p>-0.072374</text:p>
          </table:table-cell>
          <table:table-cell table:number-columns-repeated="2"/>
        </table:table-row>
        <table:table-row table:style-name="ro1">
          <table:table-cell office:value-type="float" office:value="0.584996">
            <text:p>0.584996</text:p>
          </table:table-cell>
          <table:table-cell office:value-type="float" office:value="-0.054946">
            <text:p>-0.054946</text:p>
          </table:table-cell>
          <table:table-cell table:number-columns-repeated="2"/>
        </table:table-row>
        <table:table-row table:style-name="ro1">
          <table:table-cell office:value-type="float" office:value="0.589996">
            <text:p>0.589996</text:p>
          </table:table-cell>
          <table:table-cell office:value-type="float" office:value="0.369107">
            <text:p>0.369107</text:p>
          </table:table-cell>
          <table:table-cell table:number-columns-repeated="2"/>
        </table:table-row>
        <table:table-row table:style-name="ro1">
          <table:table-cell office:value-type="float" office:value="0.594996">
            <text:p>0.594996</text:p>
          </table:table-cell>
          <table:table-cell office:value-type="float" office:value="0.440608">
            <text:p>0.440608</text:p>
          </table:table-cell>
          <table:table-cell table:number-columns-repeated="2"/>
        </table:table-row>
        <table:table-row table:style-name="ro1">
          <table:table-cell office:value-type="float" office:value="0.599996">
            <text:p>0.599996</text:p>
          </table:table-cell>
          <table:table-cell office:value-type="float" office:value="-0.967315">
            <text:p>-0.967315</text:p>
          </table:table-cell>
          <table:table-cell table:number-columns-repeated="2"/>
        </table:table-row>
        <table:table-row table:style-name="ro1">
          <table:table-cell office:value-type="float" office:value="0.604996">
            <text:p>0.604996</text:p>
          </table:table-cell>
          <table:table-cell office:value-type="float" office:value="0.062376">
            <text:p>0.062376</text:p>
          </table:table-cell>
          <table:table-cell table:number-columns-repeated="2"/>
        </table:table-row>
        <table:table-row table:style-name="ro1">
          <table:table-cell office:value-type="float" office:value="0.609996">
            <text:p>0.609996</text:p>
          </table:table-cell>
          <table:table-cell office:value-type="float" office:value="-0.2997">
            <text:p>-0.2997</text:p>
          </table:table-cell>
          <table:table-cell table:number-columns-repeated="2"/>
        </table:table-row>
        <table:table-row table:style-name="ro1">
          <table:table-cell office:value-type="float" office:value="0.614996">
            <text:p>0.614996</text:p>
          </table:table-cell>
          <table:table-cell office:value-type="float" office:value="0.103756">
            <text:p>0.103756</text:p>
          </table:table-cell>
          <table:table-cell table:number-columns-repeated="2"/>
        </table:table-row>
        <table:table-row table:style-name="ro1">
          <table:table-cell office:value-type="float" office:value="0.619996">
            <text:p>0.619996</text:p>
          </table:table-cell>
          <table:table-cell office:value-type="float" office:value="0.355196">
            <text:p>0.355196</text:p>
          </table:table-cell>
          <table:table-cell table:number-columns-repeated="2"/>
        </table:table-row>
        <table:table-row table:style-name="ro1">
          <table:table-cell office:value-type="float" office:value="0.624996">
            <text:p>0.624996</text:p>
          </table:table-cell>
          <table:table-cell office:value-type="float" office:value="-0.266456">
            <text:p>-0.266456</text:p>
          </table:table-cell>
          <table:table-cell table:number-columns-repeated="2"/>
        </table:table-row>
        <table:table-row table:style-name="ro1">
          <table:table-cell office:value-type="float" office:value="0.629995">
            <text:p>0.629995</text:p>
          </table:table-cell>
          <table:table-cell office:value-type="float" office:value="0.497017">
            <text:p>0.497017</text:p>
          </table:table-cell>
          <table:table-cell table:number-columns-repeated="2"/>
        </table:table-row>
        <table:table-row table:style-name="ro1">
          <table:table-cell office:value-type="float" office:value="0.634995">
            <text:p>0.634995</text:p>
          </table:table-cell>
          <table:table-cell office:value-type="float" office:value="0.081579">
            <text:p>0.081579</text:p>
          </table:table-cell>
          <table:table-cell table:number-columns-repeated="2"/>
        </table:table-row>
        <table:table-row table:style-name="ro1">
          <table:table-cell office:value-type="float" office:value="0.639995">
            <text:p>0.639995</text:p>
          </table:table-cell>
          <table:table-cell office:value-type="float" office:value="-1.077181">
            <text:p>-1.077181</text:p>
          </table:table-cell>
          <table:table-cell table:number-columns-repeated="2"/>
        </table:table-row>
        <table:table-row table:style-name="ro1">
          <table:table-cell office:value-type="float" office:value="0.644995">
            <text:p>0.644995</text:p>
          </table:table-cell>
          <table:table-cell office:value-type="float" office:value="-0.11908">
            <text:p>-0.11908</text:p>
          </table:table-cell>
          <table:table-cell table:number-columns-repeated="2"/>
        </table:table-row>
        <table:table-row table:style-name="ro1">
          <table:table-cell office:value-type="float" office:value="0.649995">
            <text:p>0.649995</text:p>
          </table:table-cell>
          <table:table-cell office:value-type="float" office:value="0.288721">
            <text:p>0.288721</text:p>
          </table:table-cell>
          <table:table-cell table:number-columns-repeated="2"/>
        </table:table-row>
        <table:table-row table:style-name="ro1">
          <table:table-cell office:value-type="float" office:value="0.654995">
            <text:p>0.654995</text:p>
          </table:table-cell>
          <table:table-cell office:value-type="float" office:value="0.601754">
            <text:p>0.601754</text:p>
          </table:table-cell>
          <table:table-cell table:number-columns-repeated="2"/>
        </table:table-row>
        <table:table-row table:style-name="ro1">
          <table:table-cell office:value-type="float" office:value="0.659995">
            <text:p>0.659995</text:p>
          </table:table-cell>
          <table:table-cell office:value-type="float" office:value="-0.102432">
            <text:p>-0.102432</text:p>
          </table:table-cell>
          <table:table-cell table:number-columns-repeated="2"/>
        </table:table-row>
        <table:table-row table:style-name="ro1">
          <table:table-cell office:value-type="float" office:value="0.664995">
            <text:p>0.664995</text:p>
          </table:table-cell>
          <table:table-cell office:value-type="float" office:value="0.555215">
            <text:p>0.555215</text:p>
          </table:table-cell>
          <table:table-cell table:number-columns-repeated="2"/>
        </table:table-row>
        <table:table-row table:style-name="ro1">
          <table:table-cell office:value-type="float" office:value="0.669995">
            <text:p>0.669995</text:p>
          </table:table-cell>
          <table:table-cell office:value-type="float" office:value="0.031099">
            <text:p>0.031099</text:p>
          </table:table-cell>
          <table:table-cell table:number-columns-repeated="2"/>
        </table:table-row>
        <table:table-row table:style-name="ro1">
          <table:table-cell office:value-type="float" office:value="0.674995">
            <text:p>0.674995</text:p>
          </table:table-cell>
          <table:table-cell office:value-type="float" office:value="0.167018">
            <text:p>0.167018</text:p>
          </table:table-cell>
          <table:table-cell table:number-columns-repeated="2"/>
        </table:table-row>
        <table:table-row table:style-name="ro1">
          <table:table-cell office:value-type="float" office:value="0.679995">
            <text:p>0.679995</text:p>
          </table:table-cell>
          <table:table-cell office:value-type="float" office:value="-0.627001">
            <text:p>-0.627001</text:p>
          </table:table-cell>
          <table:table-cell table:number-columns-repeated="2"/>
        </table:table-row>
        <table:table-row table:style-name="ro1">
          <table:table-cell office:value-type="float" office:value="0.684995">
            <text:p>0.684995</text:p>
          </table:table-cell>
          <table:table-cell office:value-type="float" office:value="0.034414">
            <text:p>0.034414</text:p>
          </table:table-cell>
          <table:table-cell table:number-columns-repeated="2"/>
        </table:table-row>
        <table:table-row table:style-name="ro1">
          <table:table-cell office:value-type="float" office:value="0.689995">
            <text:p>0.689995</text:p>
          </table:table-cell>
          <table:table-cell office:value-type="float" office:value="0.003882">
            <text:p>0.003882</text:p>
          </table:table-cell>
          <table:table-cell table:number-columns-repeated="2"/>
        </table:table-row>
        <table:table-row table:style-name="ro1">
          <table:table-cell office:value-type="float" office:value="0.694995">
            <text:p>0.694995</text:p>
          </table:table-cell>
          <table:table-cell office:value-type="float" office:value="0.567518">
            <text:p>0.567518</text:p>
          </table:table-cell>
          <table:table-cell table:number-columns-repeated="2"/>
        </table:table-row>
        <table:table-row table:style-name="ro1">
          <table:table-cell office:value-type="float" office:value="0.699995">
            <text:p>0.699995</text:p>
          </table:table-cell>
          <table:table-cell office:value-type="float" office:value="0.565789">
            <text:p>0.565789</text:p>
          </table:table-cell>
          <table:table-cell table:number-columns-repeated="2"/>
        </table:table-row>
        <table:table-row table:style-name="ro1">
          <table:table-cell office:value-type="float" office:value="0.704994">
            <text:p>0.704994</text:p>
          </table:table-cell>
          <table:table-cell office:value-type="float" office:value="-0.238029">
            <text:p>-0.238029</text:p>
          </table:table-cell>
          <table:table-cell table:number-columns-repeated="2"/>
        </table:table-row>
        <table:table-row table:style-name="ro1">
          <table:table-cell office:value-type="float" office:value="0.709994">
            <text:p>0.709994</text:p>
          </table:table-cell>
          <table:table-cell office:value-type="float" office:value="0.614674">
            <text:p>0.614674</text:p>
          </table:table-cell>
          <table:table-cell table:number-columns-repeated="2"/>
        </table:table-row>
        <table:table-row table:style-name="ro1">
          <table:table-cell office:value-type="float" office:value="0.714994">
            <text:p>0.714994</text:p>
          </table:table-cell>
          <table:table-cell office:value-type="float" office:value="-0.270499">
            <text:p>-0.270499</text:p>
          </table:table-cell>
          <table:table-cell table:number-columns-repeated="2"/>
        </table:table-row>
        <table:table-row table:style-name="ro1">
          <table:table-cell office:value-type="float" office:value="0.719994">
            <text:p>0.719994</text:p>
          </table:table-cell>
          <table:table-cell office:value-type="float" office:value="-0.041333">
            <text:p>-0.041333</text:p>
          </table:table-cell>
          <table:table-cell table:number-columns-repeated="2"/>
        </table:table-row>
        <table:table-row table:style-name="ro1">
          <table:table-cell office:value-type="float" office:value="0.724994">
            <text:p>0.724994</text:p>
          </table:table-cell>
          <table:table-cell office:value-type="float" office:value="0.724989">
            <text:p>0.724989</text:p>
          </table:table-cell>
          <table:table-cell table:number-columns-repeated="2"/>
        </table:table-row>
        <table:table-row table:style-name="ro1">
          <table:table-cell office:value-type="float" office:value="0.729994">
            <text:p>0.729994</text:p>
          </table:table-cell>
          <table:table-cell office:value-type="float" office:value="0.006985">
            <text:p>0.006985</text:p>
          </table:table-cell>
          <table:table-cell table:number-columns-repeated="2"/>
        </table:table-row>
        <table:table-row table:style-name="ro1">
          <table:table-cell office:value-type="float" office:value="0.734994">
            <text:p>0.734994</text:p>
          </table:table-cell>
          <table:table-cell office:value-type="float" office:value="0.585535">
            <text:p>0.585535</text:p>
          </table:table-cell>
          <table:table-cell table:number-columns-repeated="2"/>
        </table:table-row>
        <table:table-row table:style-name="ro1">
          <table:table-cell office:value-type="float" office:value="0.739994">
            <text:p>0.739994</text:p>
          </table:table-cell>
          <table:table-cell office:value-type="float" office:value="-0.716477">
            <text:p>-0.716477</text:p>
          </table:table-cell>
          <table:table-cell table:number-columns-repeated="2"/>
        </table:table-row>
        <table:table-row table:style-name="ro1">
          <table:table-cell office:value-type="float" office:value="0.744994">
            <text:p>0.744994</text:p>
          </table:table-cell>
          <table:table-cell office:value-type="float" office:value="0.588707">
            <text:p>0.588707</text:p>
          </table:table-cell>
          <table:table-cell table:number-columns-repeated="2"/>
        </table:table-row>
        <table:table-row table:style-name="ro1">
          <table:table-cell office:value-type="float" office:value="0.749994">
            <text:p>0.749994</text:p>
          </table:table-cell>
          <table:table-cell office:value-type="float" office:value="-0.076602">
            <text:p>-0.076602</text:p>
          </table:table-cell>
          <table:table-cell table:number-columns-repeated="2"/>
        </table:table-row>
        <table:table-row table:style-name="ro1">
          <table:table-cell office:value-type="float" office:value="0.754994">
            <text:p>0.754994</text:p>
          </table:table-cell>
          <table:table-cell office:value-type="float" office:value="-0.235204">
            <text:p>-0.235204</text:p>
          </table:table-cell>
          <table:table-cell table:number-columns-repeated="2"/>
        </table:table-row>
        <table:table-row table:style-name="ro1">
          <table:table-cell office:value-type="float" office:value="0.759994">
            <text:p>0.759994</text:p>
          </table:table-cell>
          <table:table-cell office:value-type="float" office:value="0.217969">
            <text:p>0.217969</text:p>
          </table:table-cell>
          <table:table-cell table:number-columns-repeated="2"/>
        </table:table-row>
        <table:table-row table:style-name="ro1">
          <table:table-cell office:value-type="float" office:value="0.764994">
            <text:p>0.764994</text:p>
          </table:table-cell>
          <table:table-cell office:value-type="float" office:value="0.38788">
            <text:p>0.38788</text:p>
          </table:table-cell>
          <table:table-cell table:number-columns-repeated="2"/>
        </table:table-row>
        <table:table-row table:style-name="ro1">
          <table:table-cell office:value-type="float" office:value="0.769994">
            <text:p>0.769994</text:p>
          </table:table-cell>
          <table:table-cell office:value-type="float" office:value="-0.489741">
            <text:p>-0.489741</text:p>
          </table:table-cell>
          <table:table-cell table:number-columns-repeated="2"/>
        </table:table-row>
        <table:table-row table:style-name="ro1">
          <table:table-cell office:value-type="float" office:value="0.774994">
            <text:p>0.774994</text:p>
          </table:table-cell>
          <table:table-cell office:value-type="float" office:value="0.718594">
            <text:p>0.718594</text:p>
          </table:table-cell>
          <table:table-cell table:number-columns-repeated="2"/>
        </table:table-row>
        <table:table-row table:style-name="ro1">
          <table:table-cell office:value-type="float" office:value="0.779994">
            <text:p>0.779994</text:p>
          </table:table-cell>
          <table:table-cell office:value-type="float" office:value="-0.103479">
            <text:p>-0.103479</text:p>
          </table:table-cell>
          <table:table-cell table:number-columns-repeated="2"/>
        </table:table-row>
        <table:table-row table:style-name="ro1">
          <table:table-cell office:value-type="float" office:value="0.784993">
            <text:p>0.784993</text:p>
          </table:table-cell>
          <table:table-cell office:value-type="float" office:value="-0.130458">
            <text:p>-0.130458</text:p>
          </table:table-cell>
          <table:table-cell table:number-columns-repeated="2"/>
        </table:table-row>
        <table:table-row table:style-name="ro1">
          <table:table-cell office:value-type="float" office:value="0.789993">
            <text:p>0.789993</text:p>
          </table:table-cell>
          <table:table-cell office:value-type="float" office:value="0.538923">
            <text:p>0.538923</text:p>
          </table:table-cell>
          <table:table-cell table:number-columns-repeated="2"/>
        </table:table-row>
        <table:table-row table:style-name="ro1">
          <table:table-cell office:value-type="float" office:value="0.794993">
            <text:p>0.794993</text:p>
          </table:table-cell>
          <table:table-cell office:value-type="float" office:value="-0.935395">
            <text:p>-0.935395</text:p>
          </table:table-cell>
          <table:table-cell table:number-columns-repeated="2"/>
        </table:table-row>
        <table:table-row table:style-name="ro1">
          <table:table-cell office:value-type="float" office:value="0.799993">
            <text:p>0.799993</text:p>
          </table:table-cell>
          <table:table-cell office:value-type="float" office:value="-0.120935">
            <text:p>-0.120935</text:p>
          </table:table-cell>
          <table:table-cell table:number-columns-repeated="2"/>
        </table:table-row>
        <table:table-row table:style-name="ro1">
          <table:table-cell office:value-type="float" office:value="0.804993">
            <text:p>0.804993</text:p>
          </table:table-cell>
          <table:table-cell office:value-type="float" office:value="0.14523">
            <text:p>0.14523</text:p>
          </table:table-cell>
          <table:table-cell table:number-columns-repeated="2"/>
        </table:table-row>
        <table:table-row table:style-name="ro1">
          <table:table-cell office:value-type="float" office:value="0.809993">
            <text:p>0.809993</text:p>
          </table:table-cell>
          <table:table-cell office:value-type="float" office:value="-0.391093">
            <text:p>-0.391093</text:p>
          </table:table-cell>
          <table:table-cell table:number-columns-repeated="2"/>
        </table:table-row>
        <table:table-row table:style-name="ro1">
          <table:table-cell office:value-type="float" office:value="0.814993">
            <text:p>0.814993</text:p>
          </table:table-cell>
          <table:table-cell office:value-type="float" office:value="-0.236878">
            <text:p>-0.236878</text:p>
          </table:table-cell>
          <table:table-cell table:number-columns-repeated="2"/>
        </table:table-row>
        <table:table-row table:style-name="ro1">
          <table:table-cell office:value-type="float" office:value="0.819993">
            <text:p>0.819993</text:p>
          </table:table-cell>
          <table:table-cell office:value-type="float" office:value="-0.185367">
            <text:p>-0.185367</text:p>
          </table:table-cell>
          <table:table-cell table:number-columns-repeated="2"/>
        </table:table-row>
        <table:table-row table:style-name="ro1">
          <table:table-cell office:value-type="float" office:value="0.824993">
            <text:p>0.824993</text:p>
          </table:table-cell>
          <table:table-cell office:value-type="float" office:value="0.438607">
            <text:p>0.438607</text:p>
          </table:table-cell>
          <table:table-cell table:number-columns-repeated="2"/>
        </table:table-row>
        <table:table-row table:style-name="ro1">
          <table:table-cell office:value-type="float" office:value="0.829993">
            <text:p>0.829993</text:p>
          </table:table-cell>
          <table:table-cell office:value-type="float" office:value="0.046732">
            <text:p>0.046732</text:p>
          </table:table-cell>
          <table:table-cell table:number-columns-repeated="2"/>
        </table:table-row>
        <table:table-row table:style-name="ro1">
          <table:table-cell office:value-type="float" office:value="0.834993">
            <text:p>0.834993</text:p>
          </table:table-cell>
          <table:table-cell office:value-type="float" office:value="0.28941">
            <text:p>0.28941</text:p>
          </table:table-cell>
          <table:table-cell table:number-columns-repeated="2"/>
        </table:table-row>
        <table:table-row table:style-name="ro1">
          <table:table-cell office:value-type="float" office:value="0.839993">
            <text:p>0.839993</text:p>
          </table:table-cell>
          <table:table-cell office:value-type="float" office:value="0.036106">
            <text:p>0.036106</text:p>
          </table:table-cell>
          <table:table-cell table:number-columns-repeated="2"/>
        </table:table-row>
        <table:table-row table:style-name="ro1">
          <table:table-cell office:value-type="float" office:value="0.844993">
            <text:p>0.844993</text:p>
          </table:table-cell>
          <table:table-cell office:value-type="float" office:value="0.613398">
            <text:p>0.613398</text:p>
          </table:table-cell>
          <table:table-cell table:number-columns-repeated="2"/>
        </table:table-row>
        <table:table-row table:style-name="ro1">
          <table:table-cell office:value-type="float" office:value="0.849993">
            <text:p>0.849993</text:p>
          </table:table-cell>
          <table:table-cell office:value-type="float" office:value="-0.101694">
            <text:p>-0.101694</text:p>
          </table:table-cell>
          <table:table-cell table:number-columns-repeated="2"/>
        </table:table-row>
        <table:table-row table:style-name="ro1">
          <table:table-cell office:value-type="float" office:value="0.854993">
            <text:p>0.854993</text:p>
          </table:table-cell>
          <table:table-cell office:value-type="float" office:value="-0.123595">
            <text:p>-0.123595</text:p>
          </table:table-cell>
          <table:table-cell table:number-columns-repeated="2"/>
        </table:table-row>
        <table:table-row table:style-name="ro1">
          <table:table-cell office:value-type="float" office:value="0.859993">
            <text:p>0.859993</text:p>
          </table:table-cell>
          <table:table-cell office:value-type="float" office:value="-0.361932">
            <text:p>-0.361932</text:p>
          </table:table-cell>
          <table:table-cell table:number-columns-repeated="2"/>
        </table:table-row>
        <table:table-row table:style-name="ro1">
          <table:table-cell office:value-type="float" office:value="0.864992">
            <text:p>0.864992</text:p>
          </table:table-cell>
          <table:table-cell office:value-type="float" office:value="-0.181796">
            <text:p>-0.181796</text:p>
          </table:table-cell>
          <table:table-cell table:number-columns-repeated="2"/>
        </table:table-row>
        <table:table-row table:style-name="ro1">
          <table:table-cell office:value-type="float" office:value="0.869992">
            <text:p>0.869992</text:p>
          </table:table-cell>
          <table:table-cell office:value-type="float" office:value="-0.483869">
            <text:p>-0.483869</text:p>
          </table:table-cell>
          <table:table-cell table:number-columns-repeated="2"/>
        </table:table-row>
        <table:table-row table:style-name="ro1">
          <table:table-cell office:value-type="float" office:value="0.874992">
            <text:p>0.874992</text:p>
          </table:table-cell>
          <table:table-cell office:value-type="float" office:value="0.100288">
            <text:p>0.100288</text:p>
          </table:table-cell>
          <table:table-cell table:number-columns-repeated="2"/>
        </table:table-row>
        <table:table-row table:style-name="ro1">
          <table:table-cell office:value-type="float" office:value="0.879992">
            <text:p>0.879992</text:p>
          </table:table-cell>
          <table:table-cell office:value-type="float" office:value="-0.103289">
            <text:p>-0.103289</text:p>
          </table:table-cell>
          <table:table-cell table:number-columns-repeated="2"/>
        </table:table-row>
        <table:table-row table:style-name="ro1">
          <table:table-cell office:value-type="float" office:value="0.884992">
            <text:p>0.884992</text:p>
          </table:table-cell>
          <table:table-cell office:value-type="float" office:value="-0.401977">
            <text:p>-0.401977</text:p>
          </table:table-cell>
          <table:table-cell table:number-columns-repeated="2"/>
        </table:table-row>
        <table:table-row table:style-name="ro1">
          <table:table-cell office:value-type="float" office:value="0.889992">
            <text:p>0.889992</text:p>
          </table:table-cell>
          <table:table-cell office:value-type="float" office:value="-0.680629">
            <text:p>-0.680629</text:p>
          </table:table-cell>
          <table:table-cell table:number-columns-repeated="2"/>
        </table:table-row>
        <table:table-row table:style-name="ro1">
          <table:table-cell office:value-type="float" office:value="0.894992">
            <text:p>0.894992</text:p>
          </table:table-cell>
          <table:table-cell office:value-type="float" office:value="-0.709463">
            <text:p>-0.709463</text:p>
          </table:table-cell>
          <table:table-cell table:number-columns-repeated="2"/>
        </table:table-row>
        <table:table-row table:style-name="ro1">
          <table:table-cell office:value-type="float" office:value="0.899992">
            <text:p>0.899992</text:p>
          </table:table-cell>
          <table:table-cell office:value-type="float" office:value="0.463869">
            <text:p>0.463869</text:p>
          </table:table-cell>
          <table:table-cell table:number-columns-repeated="2"/>
        </table:table-row>
        <table:table-row table:style-name="ro1">
          <table:table-cell office:value-type="float" office:value="0.904992">
            <text:p>0.904992</text:p>
          </table:table-cell>
          <table:table-cell office:value-type="float" office:value="-0.026518">
            <text:p>-0.026518</text:p>
          </table:table-cell>
          <table:table-cell table:number-columns-repeated="2"/>
        </table:table-row>
        <table:table-row table:style-name="ro1">
          <table:table-cell office:value-type="float" office:value="0.909992">
            <text:p>0.909992</text:p>
          </table:table-cell>
          <table:table-cell office:value-type="float" office:value="0.183298">
            <text:p>0.183298</text:p>
          </table:table-cell>
          <table:table-cell table:number-columns-repeated="2"/>
        </table:table-row>
        <table:table-row table:style-name="ro1">
          <table:table-cell office:value-type="float" office:value="0.914992">
            <text:p>0.914992</text:p>
          </table:table-cell>
          <table:table-cell office:value-type="float" office:value="-0.338387">
            <text:p>-0.338387</text:p>
          </table:table-cell>
          <table:table-cell table:number-columns-repeated="2"/>
        </table:table-row>
        <table:table-row table:style-name="ro1">
          <table:table-cell office:value-type="float" office:value="0.919992">
            <text:p>0.919992</text:p>
          </table:table-cell>
          <table:table-cell office:value-type="float" office:value="-0.38011">
            <text:p>-0.38011</text:p>
          </table:table-cell>
          <table:table-cell table:number-columns-repeated="2"/>
        </table:table-row>
        <table:table-row table:style-name="ro1">
          <table:table-cell office:value-type="float" office:value="0.924992">
            <text:p>0.924992</text:p>
          </table:table-cell>
          <table:table-cell office:value-type="float" office:value="-0.267073">
            <text:p>-0.267073</text:p>
          </table:table-cell>
          <table:table-cell table:number-columns-repeated="2"/>
        </table:table-row>
        <table:table-row table:style-name="ro1">
          <table:table-cell office:value-type="float" office:value="0.929992">
            <text:p>0.929992</text:p>
          </table:table-cell>
          <table:table-cell office:value-type="float" office:value="0.465639">
            <text:p>0.465639</text:p>
          </table:table-cell>
          <table:table-cell table:number-columns-repeated="2"/>
        </table:table-row>
        <table:table-row table:style-name="ro1">
          <table:table-cell office:value-type="float" office:value="0.934992">
            <text:p>0.934992</text:p>
          </table:table-cell>
          <table:table-cell office:value-type="float" office:value="-0.45154">
            <text:p>-0.45154</text:p>
          </table:table-cell>
          <table:table-cell table:number-columns-repeated="2"/>
        </table:table-row>
        <table:table-row table:style-name="ro1">
          <table:table-cell office:value-type="float" office:value="0.939991">
            <text:p>0.939991</text:p>
          </table:table-cell>
          <table:table-cell office:value-type="float" office:value="0.296955">
            <text:p>0.296955</text:p>
          </table:table-cell>
          <table:table-cell table:number-columns-repeated="2"/>
        </table:table-row>
        <table:table-row table:style-name="ro1">
          <table:table-cell office:value-type="float" office:value="0.944991">
            <text:p>0.944991</text:p>
          </table:table-cell>
          <table:table-cell office:value-type="float" office:value="-0.241994">
            <text:p>-0.241994</text:p>
          </table:table-cell>
          <table:table-cell table:number-columns-repeated="2"/>
        </table:table-row>
        <table:table-row table:style-name="ro1">
          <table:table-cell office:value-type="float" office:value="0.949991">
            <text:p>0.949991</text:p>
          </table:table-cell>
          <table:table-cell office:value-type="float" office:value="1.249392">
            <text:p>1.249392</text:p>
          </table:table-cell>
          <table:table-cell table:number-columns-repeated="2"/>
        </table:table-row>
        <table:table-row table:style-name="ro1">
          <table:table-cell office:value-type="float" office:value="0.954991">
            <text:p>0.954991</text:p>
          </table:table-cell>
          <table:table-cell office:value-type="float" office:value="-0.664148">
            <text:p>-0.664148</text:p>
          </table:table-cell>
          <table:table-cell table:number-columns-repeated="2"/>
        </table:table-row>
        <table:table-row table:style-name="ro1">
          <table:table-cell office:value-type="float" office:value="0.959991">
            <text:p>0.959991</text:p>
          </table:table-cell>
          <table:table-cell office:value-type="float" office:value="0.477467">
            <text:p>0.477467</text:p>
          </table:table-cell>
          <table:table-cell table:number-columns-repeated="2"/>
        </table:table-row>
        <table:table-row table:style-name="ro1">
          <table:table-cell office:value-type="float" office:value="0.964991">
            <text:p>0.964991</text:p>
          </table:table-cell>
          <table:table-cell office:value-type="float" office:value="1.183408">
            <text:p>1.183408</text:p>
          </table:table-cell>
          <table:table-cell table:number-columns-repeated="2"/>
        </table:table-row>
        <table:table-row table:style-name="ro1">
          <table:table-cell office:value-type="float" office:value="0.969991">
            <text:p>0.969991</text:p>
          </table:table-cell>
          <table:table-cell office:value-type="float" office:value="-0.7367">
            <text:p>-0.7367</text:p>
          </table:table-cell>
          <table:table-cell table:number-columns-repeated="2"/>
        </table:table-row>
        <table:table-row table:style-name="ro1">
          <table:table-cell office:value-type="float" office:value="0.974991">
            <text:p>0.974991</text:p>
          </table:table-cell>
          <table:table-cell office:value-type="float" office:value="0.957351">
            <text:p>0.957351</text:p>
          </table:table-cell>
          <table:table-cell table:number-columns-repeated="2"/>
        </table:table-row>
        <table:table-row table:style-name="ro1">
          <table:table-cell office:value-type="float" office:value="0.979991">
            <text:p>0.979991</text:p>
          </table:table-cell>
          <table:table-cell office:value-type="float" office:value="-0.69175">
            <text:p>-0.69175</text:p>
          </table:table-cell>
          <table:table-cell table:number-columns-repeated="2"/>
        </table:table-row>
        <table:table-row table:style-name="ro1">
          <table:table-cell office:value-type="float" office:value="0.984991">
            <text:p>0.984991</text:p>
          </table:table-cell>
          <table:table-cell office:value-type="float" office:value="0.1674">
            <text:p>0.1674</text:p>
          </table:table-cell>
          <table:table-cell table:number-columns-repeated="2"/>
        </table:table-row>
        <table:table-row table:style-name="ro1">
          <table:table-cell office:value-type="float" office:value="0.989991">
            <text:p>0.989991</text:p>
          </table:table-cell>
          <table:table-cell office:value-type="float" office:value="0.622669">
            <text:p>0.622669</text:p>
          </table:table-cell>
          <table:table-cell table:number-columns-repeated="2"/>
        </table:table-row>
        <table:table-row table:style-name="ro1">
          <table:table-cell office:value-type="float" office:value="0.994991">
            <text:p>0.994991</text:p>
          </table:table-cell>
          <table:table-cell office:value-type="float" office:value="-0.620757">
            <text:p>-0.620757</text:p>
          </table:table-cell>
          <table:table-cell table:number-columns-repeated="2"/>
        </table:table-row>
        <table:table-row table:style-name="ro1">
          <table:table-cell office:value-type="float" office:value="0.999991">
            <text:p>0.999991</text:p>
          </table:table-cell>
          <table:table-cell office:value-type="float" office:value="0.232271">
            <text:p>0.232271</text:p>
          </table:table-cell>
          <table:table-cell table:number-columns-repeated="2"/>
        </table:table-row>
        <table:table-row table:style-name="ro1">
          <table:table-cell office:value-type="float" office:value="1.004991">
            <text:p>1.004991</text:p>
          </table:table-cell>
          <table:table-cell office:value-type="float" office:value="0.135549">
            <text:p>0.135549</text:p>
          </table:table-cell>
          <table:table-cell table:number-columns-repeated="2"/>
        </table:table-row>
        <table:table-row table:style-name="ro1">
          <table:table-cell office:value-type="float" office:value="1.009991">
            <text:p>1.009991</text:p>
          </table:table-cell>
          <table:table-cell office:value-type="float" office:value="-0.011224">
            <text:p>-0.011224</text:p>
          </table:table-cell>
          <table:table-cell table:number-columns-repeated="2"/>
        </table:table-row>
        <table:table-row table:style-name="ro1">
          <table:table-cell office:value-type="float" office:value="1.014991">
            <text:p>1.014991</text:p>
          </table:table-cell>
          <table:table-cell office:value-type="float" office:value="0.91892">
            <text:p>0.91892</text:p>
          </table:table-cell>
          <table:table-cell table:number-columns-repeated="2"/>
        </table:table-row>
        <table:table-row table:style-name="ro1">
          <table:table-cell office:value-type="float" office:value="1.019992">
            <text:p>1.019992</text:p>
          </table:table-cell>
          <table:table-cell office:value-type="float" office:value="0.589693">
            <text:p>0.589693</text:p>
          </table:table-cell>
          <table:table-cell table:number-columns-repeated="2"/>
        </table:table-row>
        <table:table-row table:style-name="ro1">
          <table:table-cell office:value-type="float" office:value="1.024992">
            <text:p>1.024992</text:p>
          </table:table-cell>
          <table:table-cell office:value-type="float" office:value="-0.107468">
            <text:p>-0.107468</text:p>
          </table:table-cell>
          <table:table-cell table:number-columns-repeated="2"/>
        </table:table-row>
        <table:table-row table:style-name="ro1">
          <table:table-cell office:value-type="float" office:value="1.029992">
            <text:p>1.029992</text:p>
          </table:table-cell>
          <table:table-cell office:value-type="float" office:value="-0.697249">
            <text:p>-0.697249</text:p>
          </table:table-cell>
          <table:table-cell table:number-columns-repeated="2"/>
        </table:table-row>
        <table:table-row table:style-name="ro1">
          <table:table-cell office:value-type="float" office:value="1.034992">
            <text:p>1.034992</text:p>
          </table:table-cell>
          <table:table-cell office:value-type="float" office:value="-0.00444">
            <text:p>-0.00444</text:p>
          </table:table-cell>
          <table:table-cell table:number-columns-repeated="2"/>
        </table:table-row>
        <table:table-row table:style-name="ro1">
          <table:table-cell office:value-type="float" office:value="1.039993">
            <text:p>1.039993</text:p>
          </table:table-cell>
          <table:table-cell office:value-type="float" office:value="-0.021316">
            <text:p>-0.021316</text:p>
          </table:table-cell>
          <table:table-cell table:number-columns-repeated="2"/>
        </table:table-row>
        <table:table-row table:style-name="ro1">
          <table:table-cell office:value-type="float" office:value="1.044993">
            <text:p>1.044993</text:p>
          </table:table-cell>
          <table:table-cell office:value-type="float" office:value="-0.062447">
            <text:p>-0.062447</text:p>
          </table:table-cell>
          <table:table-cell table:number-columns-repeated="2"/>
        </table:table-row>
        <table:table-row table:style-name="ro1">
          <table:table-cell office:value-type="float" office:value="1.049993">
            <text:p>1.049993</text:p>
          </table:table-cell>
          <table:table-cell office:value-type="float" office:value="0.703203">
            <text:p>0.703203</text:p>
          </table:table-cell>
          <table:table-cell table:number-columns-repeated="2"/>
        </table:table-row>
        <table:table-row table:style-name="ro1">
          <table:table-cell office:value-type="float" office:value="1.054993">
            <text:p>1.054993</text:p>
          </table:table-cell>
          <table:table-cell office:value-type="float" office:value="-0.081841">
            <text:p>-0.081841</text:p>
          </table:table-cell>
          <table:table-cell table:number-columns-repeated="2"/>
        </table:table-row>
        <table:table-row table:style-name="ro1">
          <table:table-cell office:value-type="float" office:value="1.059994">
            <text:p>1.059994</text:p>
          </table:table-cell>
          <table:table-cell office:value-type="float" office:value="-0.163599">
            <text:p>-0.163599</text:p>
          </table:table-cell>
          <table:table-cell table:number-columns-repeated="2"/>
        </table:table-row>
        <table:table-row table:style-name="ro1">
          <table:table-cell office:value-type="float" office:value="1.064994">
            <text:p>1.064994</text:p>
          </table:table-cell>
          <table:table-cell office:value-type="float" office:value="-0.065219">
            <text:p>-0.065219</text:p>
          </table:table-cell>
          <table:table-cell table:number-columns-repeated="2"/>
        </table:table-row>
        <table:table-row table:style-name="ro1">
          <table:table-cell office:value-type="float" office:value="1.069994">
            <text:p>1.069994</text:p>
          </table:table-cell>
          <table:table-cell office:value-type="float" office:value="-0.294269">
            <text:p>-0.294269</text:p>
          </table:table-cell>
          <table:table-cell table:number-columns-repeated="2"/>
        </table:table-row>
        <table:table-row table:style-name="ro1">
          <table:table-cell office:value-type="float" office:value="1.074994">
            <text:p>1.074994</text:p>
          </table:table-cell>
          <table:table-cell office:value-type="float" office:value="-0.175412">
            <text:p>-0.175412</text:p>
          </table:table-cell>
          <table:table-cell table:number-columns-repeated="2"/>
        </table:table-row>
        <table:table-row table:style-name="ro1">
          <table:table-cell office:value-type="float" office:value="1.079994">
            <text:p>1.079994</text:p>
          </table:table-cell>
          <table:table-cell office:value-type="float" office:value="0.555421">
            <text:p>0.555421</text:p>
          </table:table-cell>
          <table:table-cell table:number-columns-repeated="2"/>
        </table:table-row>
        <table:table-row table:style-name="ro1">
          <table:table-cell office:value-type="float" office:value="1.084995">
            <text:p>1.084995</text:p>
          </table:table-cell>
          <table:table-cell office:value-type="float" office:value="0.114753">
            <text:p>0.114753</text:p>
          </table:table-cell>
          <table:table-cell table:number-columns-repeated="2"/>
        </table:table-row>
        <table:table-row table:style-name="ro1">
          <table:table-cell office:value-type="float" office:value="1.089995">
            <text:p>1.089995</text:p>
          </table:table-cell>
          <table:table-cell office:value-type="float" office:value="-0.131995">
            <text:p>-0.131995</text:p>
          </table:table-cell>
          <table:table-cell table:number-columns-repeated="2"/>
        </table:table-row>
        <table:table-row table:style-name="ro1">
          <table:table-cell office:value-type="float" office:value="1.094995">
            <text:p>1.094995</text:p>
          </table:table-cell>
          <table:table-cell office:value-type="float" office:value="-0.105533">
            <text:p>-0.105533</text:p>
          </table:table-cell>
          <table:table-cell table:number-columns-repeated="2"/>
        </table:table-row>
        <table:table-row table:style-name="ro1">
          <table:table-cell office:value-type="float" office:value="1.099995">
            <text:p>1.099995</text:p>
          </table:table-cell>
          <table:table-cell office:value-type="float" office:value="0.456797">
            <text:p>0.456797</text:p>
          </table:table-cell>
          <table:table-cell table:number-columns-repeated="2"/>
        </table:table-row>
        <table:table-row table:style-name="ro1">
          <table:table-cell office:value-type="float" office:value="1.104996">
            <text:p>1.104996</text:p>
          </table:table-cell>
          <table:table-cell office:value-type="float" office:value="-0.140675">
            <text:p>-0.140675</text:p>
          </table:table-cell>
          <table:table-cell table:number-columns-repeated="2"/>
        </table:table-row>
        <table:table-row table:style-name="ro1">
          <table:table-cell office:value-type="float" office:value="1.109996">
            <text:p>1.109996</text:p>
          </table:table-cell>
          <table:table-cell office:value-type="float" office:value="0.509724">
            <text:p>0.509724</text:p>
          </table:table-cell>
          <table:table-cell table:number-columns-repeated="2"/>
        </table:table-row>
        <table:table-row table:style-name="ro1">
          <table:table-cell office:value-type="float" office:value="1.114996">
            <text:p>1.114996</text:p>
          </table:table-cell>
          <table:table-cell office:value-type="float" office:value="-0.26073">
            <text:p>-0.26073</text:p>
          </table:table-cell>
          <table:table-cell table:number-columns-repeated="2"/>
        </table:table-row>
        <table:table-row table:style-name="ro1">
          <table:table-cell office:value-type="float" office:value="1.119996">
            <text:p>1.119996</text:p>
          </table:table-cell>
          <table:table-cell office:value-type="float" office:value="-0.120073">
            <text:p>-0.120073</text:p>
          </table:table-cell>
          <table:table-cell table:number-columns-repeated="2"/>
        </table:table-row>
        <table:table-row table:style-name="ro1">
          <table:table-cell office:value-type="float" office:value="1.124997">
            <text:p>1.124997</text:p>
          </table:table-cell>
          <table:table-cell office:value-type="float" office:value="-0.343288">
            <text:p>-0.343288</text:p>
          </table:table-cell>
          <table:table-cell table:number-columns-repeated="2"/>
        </table:table-row>
        <table:table-row table:style-name="ro1">
          <table:table-cell office:value-type="float" office:value="1.129997">
            <text:p>1.129997</text:p>
          </table:table-cell>
          <table:table-cell office:value-type="float" office:value="-0.791791">
            <text:p>-0.791791</text:p>
          </table:table-cell>
          <table:table-cell table:number-columns-repeated="2"/>
        </table:table-row>
        <table:table-row table:style-name="ro1">
          <table:table-cell office:value-type="float" office:value="1.134997">
            <text:p>1.134997</text:p>
          </table:table-cell>
          <table:table-cell office:value-type="float" office:value="0.370356">
            <text:p>0.370356</text:p>
          </table:table-cell>
          <table:table-cell table:number-columns-repeated="2"/>
        </table:table-row>
        <table:table-row table:style-name="ro1">
          <table:table-cell office:value-type="float" office:value="1.139997">
            <text:p>1.139997</text:p>
          </table:table-cell>
          <table:table-cell office:value-type="float" office:value="0.171132">
            <text:p>0.171132</text:p>
          </table:table-cell>
          <table:table-cell table:number-columns-repeated="2"/>
        </table:table-row>
        <table:table-row table:style-name="ro1">
          <table:table-cell office:value-type="float" office:value="1.144997">
            <text:p>1.144997</text:p>
          </table:table-cell>
          <table:table-cell office:value-type="float" office:value="-0.309723">
            <text:p>-0.309723</text:p>
          </table:table-cell>
          <table:table-cell table:number-columns-repeated="2"/>
        </table:table-row>
        <table:table-row table:style-name="ro1">
          <table:table-cell office:value-type="float" office:value="1.149998">
            <text:p>1.149998</text:p>
          </table:table-cell>
          <table:table-cell office:value-type="float" office:value="1.043904">
            <text:p>1.043904</text:p>
          </table:table-cell>
          <table:table-cell table:number-columns-repeated="2"/>
        </table:table-row>
        <table:table-row table:style-name="ro1">
          <table:table-cell office:value-type="float" office:value="1.154998">
            <text:p>1.154998</text:p>
          </table:table-cell>
          <table:table-cell office:value-type="float" office:value="0.406039">
            <text:p>0.406039</text:p>
          </table:table-cell>
          <table:table-cell table:number-columns-repeated="2"/>
        </table:table-row>
        <table:table-row table:style-name="ro1">
          <table:table-cell office:value-type="float" office:value="1.159998">
            <text:p>1.159998</text:p>
          </table:table-cell>
          <table:table-cell office:value-type="float" office:value="0.013793">
            <text:p>0.013793</text:p>
          </table:table-cell>
          <table:table-cell table:number-columns-repeated="2"/>
        </table:table-row>
        <table:table-row table:style-name="ro1">
          <table:table-cell office:value-type="float" office:value="1.164998">
            <text:p>1.164998</text:p>
          </table:table-cell>
          <table:table-cell office:value-type="float" office:value="-0.358327">
            <text:p>-0.358327</text:p>
          </table:table-cell>
          <table:table-cell table:number-columns-repeated="2"/>
        </table:table-row>
        <table:table-row table:style-name="ro1">
          <table:table-cell office:value-type="float" office:value="1.169999">
            <text:p>1.169999</text:p>
          </table:table-cell>
          <table:table-cell office:value-type="float" office:value="-0.114923">
            <text:p>-0.114923</text:p>
          </table:table-cell>
          <table:table-cell table:number-columns-repeated="2"/>
        </table:table-row>
        <table:table-row table:style-name="ro1">
          <table:table-cell office:value-type="float" office:value="1.174999">
            <text:p>1.174999</text:p>
          </table:table-cell>
          <table:table-cell office:value-type="float" office:value="0.467958">
            <text:p>0.467958</text:p>
          </table:table-cell>
          <table:table-cell table:number-columns-repeated="2"/>
        </table:table-row>
        <table:table-row table:style-name="ro1">
          <table:table-cell office:value-type="float" office:value="1.179999">
            <text:p>1.179999</text:p>
          </table:table-cell>
          <table:table-cell office:value-type="float" office:value="0.269709">
            <text:p>0.269709</text:p>
          </table:table-cell>
          <table:table-cell table:number-columns-repeated="2"/>
        </table:table-row>
        <table:table-row table:style-name="ro1">
          <table:table-cell office:value-type="float" office:value="1.184999">
            <text:p>1.184999</text:p>
          </table:table-cell>
          <table:table-cell office:value-type="float" office:value="-0.453504">
            <text:p>-0.453504</text:p>
          </table:table-cell>
          <table:table-cell table:number-columns-repeated="2"/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-0.4231">
            <text:p>-0.4231</text:p>
          </table:table-cell>
          <table:table-cell table:number-columns-repeated="2"/>
        </table:table-row>
        <table:table-row table:style-name="ro1">
          <table:table-cell office:value-type="float" office:value="1.195">
            <text:p>1.195</text:p>
          </table:table-cell>
          <table:table-cell office:value-type="float" office:value="-0.023625">
            <text:p>-0.023625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0.152465">
            <text:p>-0.152465</text:p>
          </table:table-cell>
          <table:table-cell table:number-columns-repeated="2"/>
        </table:table-row>
        <table:table-row table:style-name="ro1">
          <table:table-cell office:value-type="float" office:value="1.205">
            <text:p>1.205</text:p>
          </table:table-cell>
          <table:table-cell office:value-type="float" office:value="0.090405">
            <text:p>0.090405</text:p>
          </table:table-cell>
          <table:table-cell table:number-columns-repeated="2"/>
        </table:table-row>
        <table:table-row table:style-name="ro1">
          <table:table-cell office:value-type="float" office:value="1.210001">
            <text:p>1.210001</text:p>
          </table:table-cell>
          <table:table-cell office:value-type="float" office:value="0.115121">
            <text:p>0.115121</text:p>
          </table:table-cell>
          <table:table-cell table:number-columns-repeated="2"/>
        </table:table-row>
        <table:table-row table:style-name="ro1">
          <table:table-cell office:value-type="float" office:value="1.215001">
            <text:p>1.215001</text:p>
          </table:table-cell>
          <table:table-cell office:value-type="float" office:value="-0.177585">
            <text:p>-0.177585</text:p>
          </table:table-cell>
          <table:table-cell table:number-columns-repeated="2"/>
        </table:table-row>
        <table:table-row table:style-name="ro1">
          <table:table-cell office:value-type="float" office:value="1.220001">
            <text:p>1.220001</text:p>
          </table:table-cell>
          <table:table-cell office:value-type="float" office:value="-0.80336">
            <text:p>-0.80336</text:p>
          </table:table-cell>
          <table:table-cell table:number-columns-repeated="2"/>
        </table:table-row>
        <table:table-row table:style-name="ro1">
          <table:table-cell office:value-type="float" office:value="1.225001">
            <text:p>1.225001</text:p>
          </table:table-cell>
          <table:table-cell office:value-type="float" office:value="0.735055">
            <text:p>0.735055</text:p>
          </table:table-cell>
          <table:table-cell table:number-columns-repeated="2"/>
        </table:table-row>
        <table:table-row table:style-name="ro1">
          <table:table-cell office:value-type="float" office:value="1.230001">
            <text:p>1.230001</text:p>
          </table:table-cell>
          <table:table-cell office:value-type="float" office:value="0.040143">
            <text:p>0.040143</text:p>
          </table:table-cell>
          <table:table-cell table:number-columns-repeated="2"/>
        </table:table-row>
        <table:table-row table:style-name="ro1">
          <table:table-cell office:value-type="float" office:value="1.235002">
            <text:p>1.235002</text:p>
          </table:table-cell>
          <table:table-cell office:value-type="float" office:value="-0.443022">
            <text:p>-0.443022</text:p>
          </table:table-cell>
          <table:table-cell table:number-columns-repeated="2"/>
        </table:table-row>
        <table:table-row table:style-name="ro1">
          <table:table-cell office:value-type="float" office:value="1.240002">
            <text:p>1.240002</text:p>
          </table:table-cell>
          <table:table-cell office:value-type="float" office:value="-0.516756">
            <text:p>-0.516756</text:p>
          </table:table-cell>
          <table:table-cell table:number-columns-repeated="2"/>
        </table:table-row>
        <table:table-row table:style-name="ro1">
          <table:table-cell office:value-type="float" office:value="1.245002">
            <text:p>1.245002</text:p>
          </table:table-cell>
          <table:table-cell office:value-type="float" office:value="-0.225685">
            <text:p>-0.225685</text:p>
          </table:table-cell>
          <table:table-cell table:number-columns-repeated="2"/>
        </table:table-row>
        <table:table-row table:style-name="ro1">
          <table:table-cell office:value-type="float" office:value="1.250002">
            <text:p>1.250002</text:p>
          </table:table-cell>
          <table:table-cell office:value-type="float" office:value="-1.010335">
            <text:p>-1.010335</text:p>
          </table:table-cell>
          <table:table-cell table:number-columns-repeated="2"/>
        </table:table-row>
        <table:table-row table:style-name="ro1">
          <table:table-cell office:value-type="float" office:value="1.255003">
            <text:p>1.255003</text:p>
          </table:table-cell>
          <table:table-cell office:value-type="float" office:value="0.268557">
            <text:p>0.268557</text:p>
          </table:table-cell>
          <table:table-cell table:number-columns-repeated="2"/>
        </table:table-row>
        <table:table-row table:style-name="ro1">
          <table:table-cell office:value-type="float" office:value="1.260003">
            <text:p>1.260003</text:p>
          </table:table-cell>
          <table:table-cell office:value-type="float" office:value="0.928123">
            <text:p>0.928123</text:p>
          </table:table-cell>
          <table:table-cell table:number-columns-repeated="2"/>
        </table:table-row>
        <table:table-row table:style-name="ro1">
          <table:table-cell office:value-type="float" office:value="1.265003">
            <text:p>1.265003</text:p>
          </table:table-cell>
          <table:table-cell office:value-type="float" office:value="-0.34913">
            <text:p>-0.34913</text:p>
          </table:table-cell>
          <table:table-cell table:number-columns-repeated="2"/>
        </table:table-row>
        <table:table-row table:style-name="ro1">
          <table:table-cell office:value-type="float" office:value="1.270003">
            <text:p>1.270003</text:p>
          </table:table-cell>
          <table:table-cell office:value-type="float" office:value="-0.048758">
            <text:p>-0.048758</text:p>
          </table:table-cell>
          <table:table-cell table:number-columns-repeated="2"/>
        </table:table-row>
        <table:table-row table:style-name="ro1">
          <table:table-cell office:value-type="float" office:value="1.275004">
            <text:p>1.275004</text:p>
          </table:table-cell>
          <table:table-cell office:value-type="float" office:value="0.512868">
            <text:p>0.512868</text:p>
          </table:table-cell>
          <table:table-cell table:number-columns-repeated="2"/>
        </table:table-row>
        <table:table-row table:style-name="ro1">
          <table:table-cell office:value-type="float" office:value="1.280004">
            <text:p>1.280004</text:p>
          </table:table-cell>
          <table:table-cell office:value-type="float" office:value="0.445443">
            <text:p>0.445443</text:p>
          </table:table-cell>
          <table:table-cell table:number-columns-repeated="2"/>
        </table:table-row>
        <table:table-row table:style-name="ro1">
          <table:table-cell office:value-type="float" office:value="1.285004">
            <text:p>1.285004</text:p>
          </table:table-cell>
          <table:table-cell office:value-type="float" office:value="0.289281">
            <text:p>0.289281</text:p>
          </table:table-cell>
          <table:table-cell table:number-columns-repeated="2"/>
        </table:table-row>
        <table:table-row table:style-name="ro1">
          <table:table-cell office:value-type="float" office:value="1.290004">
            <text:p>1.290004</text:p>
          </table:table-cell>
          <table:table-cell office:value-type="float" office:value="-0.903251">
            <text:p>-0.903251</text:p>
          </table:table-cell>
          <table:table-cell table:number-columns-repeated="2"/>
        </table:table-row>
        <table:table-row table:style-name="ro1">
          <table:table-cell office:value-type="float" office:value="1.295004">
            <text:p>1.295004</text:p>
          </table:table-cell>
          <table:table-cell office:value-type="float" office:value="0.104557">
            <text:p>0.104557</text:p>
          </table:table-cell>
          <table:table-cell table:number-columns-repeated="2"/>
        </table:table-row>
        <table:table-row table:style-name="ro1">
          <table:table-cell office:value-type="float" office:value="1.300005">
            <text:p>1.300005</text:p>
          </table:table-cell>
          <table:table-cell office:value-type="float" office:value="0.234455">
            <text:p>0.234455</text:p>
          </table:table-cell>
          <table:table-cell table:number-columns-repeated="2"/>
        </table:table-row>
        <table:table-row table:style-name="ro1">
          <table:table-cell office:value-type="float" office:value="1.305005">
            <text:p>1.305005</text:p>
          </table:table-cell>
          <table:table-cell office:value-type="float" office:value="0.062194">
            <text:p>0.062194</text:p>
          </table:table-cell>
          <table:table-cell table:number-columns-repeated="2"/>
        </table:table-row>
        <table:table-row table:style-name="ro1">
          <table:table-cell office:value-type="float" office:value="1.310005">
            <text:p>1.310005</text:p>
          </table:table-cell>
          <table:table-cell office:value-type="float" office:value="-0.524904">
            <text:p>-0.524904</text:p>
          </table:table-cell>
          <table:table-cell table:number-columns-repeated="2"/>
        </table:table-row>
        <table:table-row table:style-name="ro1">
          <table:table-cell office:value-type="float" office:value="1.315005">
            <text:p>1.315005</text:p>
          </table:table-cell>
          <table:table-cell office:value-type="float" office:value="0.060787">
            <text:p>0.060787</text:p>
          </table:table-cell>
          <table:table-cell table:number-columns-repeated="2"/>
        </table:table-row>
        <table:table-row table:style-name="ro1">
          <table:table-cell office:value-type="float" office:value="1.320006">
            <text:p>1.320006</text:p>
          </table:table-cell>
          <table:table-cell office:value-type="float" office:value="-0.153369">
            <text:p>-0.153369</text:p>
          </table:table-cell>
          <table:table-cell table:number-columns-repeated="2"/>
        </table:table-row>
        <table:table-row table:style-name="ro1">
          <table:table-cell office:value-type="float" office:value="1.325006">
            <text:p>1.325006</text:p>
          </table:table-cell>
          <table:table-cell office:value-type="float" office:value="0.385282">
            <text:p>0.385282</text:p>
          </table:table-cell>
          <table:table-cell table:number-columns-repeated="2"/>
        </table:table-row>
        <table:table-row table:style-name="ro1">
          <table:table-cell office:value-type="float" office:value="1.330006">
            <text:p>1.330006</text:p>
          </table:table-cell>
          <table:table-cell office:value-type="float" office:value="0.035879">
            <text:p>0.035879</text:p>
          </table:table-cell>
          <table:table-cell table:number-columns-repeated="2"/>
        </table:table-row>
        <table:table-row table:style-name="ro1">
          <table:table-cell office:value-type="float" office:value="1.335006">
            <text:p>1.335006</text:p>
          </table:table-cell>
          <table:table-cell office:value-type="float" office:value="-0.236603">
            <text:p>-0.236603</text:p>
          </table:table-cell>
          <table:table-cell table:number-columns-repeated="2"/>
        </table:table-row>
        <table:table-row table:style-name="ro1">
          <table:table-cell office:value-type="float" office:value="1.340007">
            <text:p>1.340007</text:p>
          </table:table-cell>
          <table:table-cell office:value-type="float" office:value="0.26193">
            <text:p>0.26193</text:p>
          </table:table-cell>
          <table:table-cell table:number-columns-repeated="2"/>
        </table:table-row>
        <table:table-row table:style-name="ro1">
          <table:table-cell office:value-type="float" office:value="1.345007">
            <text:p>1.345007</text:p>
          </table:table-cell>
          <table:table-cell office:value-type="float" office:value="-0.40129">
            <text:p>-0.40129</text:p>
          </table:table-cell>
          <table:table-cell table:number-columns-repeated="2"/>
        </table:table-row>
        <table:table-row table:style-name="ro1">
          <table:table-cell office:value-type="float" office:value="1.350007">
            <text:p>1.350007</text:p>
          </table:table-cell>
          <table:table-cell office:value-type="float" office:value="0.145762">
            <text:p>0.145762</text:p>
          </table:table-cell>
          <table:table-cell table:number-columns-repeated="2"/>
        </table:table-row>
        <table:table-row table:style-name="ro1">
          <table:table-cell office:value-type="float" office:value="1.355007">
            <text:p>1.355007</text:p>
          </table:table-cell>
          <table:table-cell office:value-type="float" office:value="-0.711762">
            <text:p>-0.711762</text:p>
          </table:table-cell>
          <table:table-cell table:number-columns-repeated="2"/>
        </table:table-row>
        <table:table-row table:style-name="ro1">
          <table:table-cell office:value-type="float" office:value="1.360008">
            <text:p>1.360008</text:p>
          </table:table-cell>
          <table:table-cell office:value-type="float" office:value="-0.213986">
            <text:p>-0.213986</text:p>
          </table:table-cell>
          <table:table-cell table:number-columns-repeated="2"/>
        </table:table-row>
        <table:table-row table:style-name="ro1">
          <table:table-cell office:value-type="float" office:value="1.365008">
            <text:p>1.365008</text:p>
          </table:table-cell>
          <table:table-cell office:value-type="float" office:value="-0.144818">
            <text:p>-0.144818</text:p>
          </table:table-cell>
          <table:table-cell table:number-columns-repeated="2"/>
        </table:table-row>
        <table:table-row table:style-name="ro1">
          <table:table-cell office:value-type="float" office:value="1.370008">
            <text:p>1.370008</text:p>
          </table:table-cell>
          <table:table-cell office:value-type="float" office:value="-0.272719">
            <text:p>-0.272719</text:p>
          </table:table-cell>
          <table:table-cell table:number-columns-repeated="2"/>
        </table:table-row>
        <table:table-row table:style-name="ro1">
          <table:table-cell office:value-type="float" office:value="1.375008">
            <text:p>1.375008</text:p>
          </table:table-cell>
          <table:table-cell office:value-type="float" office:value="1.227802">
            <text:p>1.227802</text:p>
          </table:table-cell>
          <table:table-cell table:number-columns-repeated="2"/>
        </table:table-row>
        <table:table-row table:style-name="ro1">
          <table:table-cell office:value-type="float" office:value="1.380008">
            <text:p>1.380008</text:p>
          </table:table-cell>
          <table:table-cell office:value-type="float" office:value="-0.556863">
            <text:p>-0.556863</text:p>
          </table:table-cell>
          <table:table-cell table:number-columns-repeated="2"/>
        </table:table-row>
        <table:table-row table:style-name="ro1">
          <table:table-cell office:value-type="float" office:value="1.385009">
            <text:p>1.385009</text:p>
          </table:table-cell>
          <table:table-cell office:value-type="float" office:value="0.234738">
            <text:p>0.234738</text:p>
          </table:table-cell>
          <table:table-cell table:number-columns-repeated="2"/>
        </table:table-row>
        <table:table-row table:style-name="ro1">
          <table:table-cell office:value-type="float" office:value="1.390009">
            <text:p>1.390009</text:p>
          </table:table-cell>
          <table:table-cell office:value-type="float" office:value="-0.115634">
            <text:p>-0.115634</text:p>
          </table:table-cell>
          <table:table-cell table:number-columns-repeated="2"/>
        </table:table-row>
        <table:table-row table:style-name="ro1">
          <table:table-cell office:value-type="float" office:value="1.395009">
            <text:p>1.395009</text:p>
          </table:table-cell>
          <table:table-cell office:value-type="float" office:value="0.20014">
            <text:p>0.20014</text:p>
          </table:table-cell>
          <table:table-cell table:number-columns-repeated="2"/>
        </table:table-row>
        <table:table-row table:style-name="ro1">
          <table:table-cell office:value-type="float" office:value="1.400009">
            <text:p>1.400009</text:p>
          </table:table-cell>
          <table:table-cell office:value-type="float" office:value="0.006634">
            <text:p>0.006634</text:p>
          </table:table-cell>
          <table:table-cell table:number-columns-repeated="2"/>
        </table:table-row>
        <table:table-row table:style-name="ro1">
          <table:table-cell office:value-type="float" office:value="1.40501">
            <text:p>1.40501</text:p>
          </table:table-cell>
          <table:table-cell office:value-type="float" office:value="1.186104">
            <text:p>1.186104</text:p>
          </table:table-cell>
          <table:table-cell table:number-columns-repeated="2"/>
        </table:table-row>
        <table:table-row table:style-name="ro1">
          <table:table-cell office:value-type="float" office:value="1.41001">
            <text:p>1.41001</text:p>
          </table:table-cell>
          <table:table-cell office:value-type="float" office:value="-0.13493">
            <text:p>-0.13493</text:p>
          </table:table-cell>
          <table:table-cell table:number-columns-repeated="2"/>
        </table:table-row>
        <table:table-row table:style-name="ro1">
          <table:table-cell office:value-type="float" office:value="1.41501">
            <text:p>1.41501</text:p>
          </table:table-cell>
          <table:table-cell office:value-type="float" office:value="-0.351648">
            <text:p>-0.351648</text:p>
          </table:table-cell>
          <table:table-cell table:number-columns-repeated="2"/>
        </table:table-row>
        <table:table-row table:style-name="ro1">
          <table:table-cell office:value-type="float" office:value="1.42001">
            <text:p>1.42001</text:p>
          </table:table-cell>
          <table:table-cell office:value-type="float" office:value="0.470488">
            <text:p>0.470488</text:p>
          </table:table-cell>
          <table:table-cell table:number-columns-repeated="2"/>
        </table:table-row>
        <table:table-row table:style-name="ro1">
          <table:table-cell office:value-type="float" office:value="1.425011">
            <text:p>1.425011</text:p>
          </table:table-cell>
          <table:table-cell office:value-type="float" office:value="-0.355159">
            <text:p>-0.355159</text:p>
          </table:table-cell>
          <table:table-cell table:number-columns-repeated="2"/>
        </table:table-row>
        <table:table-row table:style-name="ro1">
          <table:table-cell office:value-type="float" office:value="1.430011">
            <text:p>1.430011</text:p>
          </table:table-cell>
          <table:table-cell office:value-type="float" office:value="0.907454">
            <text:p>0.907454</text:p>
          </table:table-cell>
          <table:table-cell table:number-columns-repeated="2"/>
        </table:table-row>
        <table:table-row table:style-name="ro1">
          <table:table-cell office:value-type="float" office:value="1.435011">
            <text:p>1.435011</text:p>
          </table:table-cell>
          <table:table-cell office:value-type="float" office:value="-0.041503">
            <text:p>-0.041503</text:p>
          </table:table-cell>
          <table:table-cell table:number-columns-repeated="2"/>
        </table:table-row>
        <table:table-row table:style-name="ro1">
          <table:table-cell office:value-type="float" office:value="1.440011">
            <text:p>1.440011</text:p>
          </table:table-cell>
          <table:table-cell office:value-type="float" office:value="-0.128309">
            <text:p>-0.128309</text:p>
          </table:table-cell>
          <table:table-cell table:number-columns-repeated="2"/>
        </table:table-row>
        <table:table-row table:style-name="ro1">
          <table:table-cell office:value-type="float" office:value="1.445011">
            <text:p>1.445011</text:p>
          </table:table-cell>
          <table:table-cell office:value-type="float" office:value="0.506193">
            <text:p>0.506193</text:p>
          </table:table-cell>
          <table:table-cell table:number-columns-repeated="2"/>
        </table:table-row>
        <table:table-row table:style-name="ro1">
          <table:table-cell office:value-type="float" office:value="1.450012">
            <text:p>1.450012</text:p>
          </table:table-cell>
          <table:table-cell office:value-type="float" office:value="0.011623">
            <text:p>0.011623</text:p>
          </table:table-cell>
          <table:table-cell table:number-columns-repeated="2"/>
        </table:table-row>
        <table:table-row table:style-name="ro1">
          <table:table-cell office:value-type="float" office:value="1.455012">
            <text:p>1.455012</text:p>
          </table:table-cell>
          <table:table-cell office:value-type="float" office:value="-0.639537">
            <text:p>-0.639537</text:p>
          </table:table-cell>
          <table:table-cell table:number-columns-repeated="2"/>
        </table:table-row>
        <table:table-row table:style-name="ro1">
          <table:table-cell office:value-type="float" office:value="1.460012">
            <text:p>1.460012</text:p>
          </table:table-cell>
          <table:table-cell office:value-type="float" office:value="-0.198536">
            <text:p>-0.198536</text:p>
          </table:table-cell>
          <table:table-cell table:number-columns-repeated="2"/>
        </table:table-row>
        <table:table-row table:style-name="ro1">
          <table:table-cell office:value-type="float" office:value="1.465012">
            <text:p>1.465012</text:p>
          </table:table-cell>
          <table:table-cell office:value-type="float" office:value="0.236653">
            <text:p>0.236653</text:p>
          </table:table-cell>
          <table:table-cell table:number-columns-repeated="2"/>
        </table:table-row>
        <table:table-row table:style-name="ro1">
          <table:table-cell office:value-type="float" office:value="1.470013">
            <text:p>1.470013</text:p>
          </table:table-cell>
          <table:table-cell office:value-type="float" office:value="0.225502">
            <text:p>0.225502</text:p>
          </table:table-cell>
          <table:table-cell table:number-columns-repeated="2"/>
        </table:table-row>
        <table:table-row table:style-name="ro1">
          <table:table-cell office:value-type="float" office:value="1.475013">
            <text:p>1.475013</text:p>
          </table:table-cell>
          <table:table-cell office:value-type="float" office:value="0.700923">
            <text:p>0.700923</text:p>
          </table:table-cell>
          <table:table-cell table:number-columns-repeated="2"/>
        </table:table-row>
        <table:table-row table:style-name="ro1">
          <table:table-cell office:value-type="float" office:value="1.480013">
            <text:p>1.480013</text:p>
          </table:table-cell>
          <table:table-cell office:value-type="float" office:value="-0.83444">
            <text:p>-0.83444</text:p>
          </table:table-cell>
          <table:table-cell table:number-columns-repeated="2"/>
        </table:table-row>
        <table:table-row table:style-name="ro1">
          <table:table-cell office:value-type="float" office:value="1.485013">
            <text:p>1.485013</text:p>
          </table:table-cell>
          <table:table-cell office:value-type="float" office:value="-0.431997">
            <text:p>-0.431997</text:p>
          </table:table-cell>
          <table:table-cell table:number-columns-repeated="2"/>
        </table:table-row>
        <table:table-row table:style-name="ro1">
          <table:table-cell office:value-type="float" office:value="1.490014">
            <text:p>1.490014</text:p>
          </table:table-cell>
          <table:table-cell office:value-type="float" office:value="0.45562">
            <text:p>0.45562</text:p>
          </table:table-cell>
          <table:table-cell table:number-columns-repeated="2"/>
        </table:table-row>
        <table:table-row table:style-name="ro1">
          <table:table-cell office:value-type="float" office:value="1.495014">
            <text:p>1.495014</text:p>
          </table:table-cell>
          <table:table-cell office:value-type="float" office:value="0.588249">
            <text:p>0.588249</text:p>
          </table:table-cell>
          <table:table-cell table:number-columns-repeated="2"/>
        </table:table-row>
        <table:table-row table:style-name="ro1">
          <table:table-cell office:value-type="float" office:value="1.500014">
            <text:p>1.500014</text:p>
          </table:table-cell>
          <table:table-cell office:value-type="float" office:value="0.169491">
            <text:p>0.169491</text:p>
          </table:table-cell>
          <table:table-cell table:number-columns-repeated="2"/>
        </table:table-row>
        <table:table-row table:style-name="ro1">
          <table:table-cell office:value-type="float" office:value="1.505014">
            <text:p>1.505014</text:p>
          </table:table-cell>
          <table:table-cell office:value-type="float" office:value="0.084676">
            <text:p>0.084676</text:p>
          </table:table-cell>
          <table:table-cell table:number-columns-repeated="2"/>
        </table:table-row>
        <table:table-row table:style-name="ro1">
          <table:table-cell office:value-type="float" office:value="1.510015">
            <text:p>1.510015</text:p>
          </table:table-cell>
          <table:table-cell office:value-type="float" office:value="0.482428">
            <text:p>0.482428</text:p>
          </table:table-cell>
          <table:table-cell table:number-columns-repeated="2"/>
        </table:table-row>
        <table:table-row table:style-name="ro1">
          <table:table-cell office:value-type="float" office:value="1.515015">
            <text:p>1.515015</text:p>
          </table:table-cell>
          <table:table-cell office:value-type="float" office:value="-0.031734">
            <text:p>-0.031734</text:p>
          </table:table-cell>
          <table:table-cell table:number-columns-repeated="2"/>
        </table:table-row>
        <table:table-row table:style-name="ro1">
          <table:table-cell office:value-type="float" office:value="1.520015">
            <text:p>1.520015</text:p>
          </table:table-cell>
          <table:table-cell office:value-type="float" office:value="0.196998">
            <text:p>0.196998</text:p>
          </table:table-cell>
          <table:table-cell table:number-columns-repeated="2"/>
        </table:table-row>
        <table:table-row table:style-name="ro1">
          <table:table-cell office:value-type="float" office:value="1.525015">
            <text:p>1.525015</text:p>
          </table:table-cell>
          <table:table-cell office:value-type="float" office:value="0.534629">
            <text:p>0.534629</text:p>
          </table:table-cell>
          <table:table-cell table:number-columns-repeated="2"/>
        </table:table-row>
        <table:table-row table:style-name="ro1">
          <table:table-cell office:value-type="float" office:value="1.530015">
            <text:p>1.530015</text:p>
          </table:table-cell>
          <table:table-cell office:value-type="float" office:value="0.221604">
            <text:p>0.221604</text:p>
          </table:table-cell>
          <table:table-cell table:number-columns-repeated="2"/>
        </table:table-row>
        <table:table-row table:style-name="ro1">
          <table:table-cell office:value-type="float" office:value="1.535016">
            <text:p>1.535016</text:p>
          </table:table-cell>
          <table:table-cell office:value-type="float" office:value="-0.833862">
            <text:p>-0.833862</text:p>
          </table:table-cell>
          <table:table-cell table:number-columns-repeated="2"/>
        </table:table-row>
        <table:table-row table:style-name="ro1">
          <table:table-cell office:value-type="float" office:value="1.540016">
            <text:p>1.540016</text:p>
          </table:table-cell>
          <table:table-cell office:value-type="float" office:value="0.025207">
            <text:p>0.025207</text:p>
          </table:table-cell>
          <table:table-cell table:number-columns-repeated="2"/>
        </table:table-row>
        <table:table-row table:style-name="ro1">
          <table:table-cell office:value-type="float" office:value="1.545016">
            <text:p>1.545016</text:p>
          </table:table-cell>
          <table:table-cell office:value-type="float" office:value="-0.176001">
            <text:p>-0.176001</text:p>
          </table:table-cell>
          <table:table-cell table:number-columns-repeated="2"/>
        </table:table-row>
        <table:table-row table:style-name="ro1">
          <table:table-cell office:value-type="float" office:value="1.550016">
            <text:p>1.550016</text:p>
          </table:table-cell>
          <table:table-cell office:value-type="float" office:value="0.377956">
            <text:p>0.377956</text:p>
          </table:table-cell>
          <table:table-cell table:number-columns-repeated="2"/>
        </table:table-row>
        <table:table-row table:style-name="ro1">
          <table:table-cell office:value-type="float" office:value="1.555017">
            <text:p>1.555017</text:p>
          </table:table-cell>
          <table:table-cell office:value-type="float" office:value="0.205001">
            <text:p>0.205001</text:p>
          </table:table-cell>
          <table:table-cell table:number-columns-repeated="2"/>
        </table:table-row>
        <table:table-row table:style-name="ro1">
          <table:table-cell office:value-type="float" office:value="1.560017">
            <text:p>1.560017</text:p>
          </table:table-cell>
          <table:table-cell office:value-type="float" office:value="0.541759">
            <text:p>0.541759</text:p>
          </table:table-cell>
          <table:table-cell table:number-columns-repeated="2"/>
        </table:table-row>
        <table:table-row table:style-name="ro1">
          <table:table-cell office:value-type="float" office:value="1.565017">
            <text:p>1.565017</text:p>
          </table:table-cell>
          <table:table-cell office:value-type="float" office:value="0.662674">
            <text:p>0.662674</text:p>
          </table:table-cell>
          <table:table-cell table:number-columns-repeated="2"/>
        </table:table-row>
        <table:table-row table:style-name="ro1">
          <table:table-cell office:value-type="float" office:value="1.570017">
            <text:p>1.570017</text:p>
          </table:table-cell>
          <table:table-cell office:value-type="float" office:value="0.395529">
            <text:p>0.395529</text:p>
          </table:table-cell>
          <table:table-cell table:number-columns-repeated="2"/>
        </table:table-row>
        <table:table-row table:style-name="ro1">
          <table:table-cell office:value-type="float" office:value="1.575018">
            <text:p>1.575018</text:p>
          </table:table-cell>
          <table:table-cell office:value-type="float" office:value="-0.889378">
            <text:p>-0.889378</text:p>
          </table:table-cell>
          <table:table-cell table:number-columns-repeated="2"/>
        </table:table-row>
        <table:table-row table:style-name="ro1">
          <table:table-cell office:value-type="float" office:value="1.580018">
            <text:p>1.580018</text:p>
          </table:table-cell>
          <table:table-cell office:value-type="float" office:value="-0.184368">
            <text:p>-0.184368</text:p>
          </table:table-cell>
          <table:table-cell table:number-columns-repeated="2"/>
        </table:table-row>
        <table:table-row table:style-name="ro1">
          <table:table-cell office:value-type="float" office:value="1.585018">
            <text:p>1.585018</text:p>
          </table:table-cell>
          <table:table-cell office:value-type="float" office:value="-0.635681">
            <text:p>-0.635681</text:p>
          </table:table-cell>
          <table:table-cell table:number-columns-repeated="2"/>
        </table:table-row>
        <table:table-row table:style-name="ro1">
          <table:table-cell office:value-type="float" office:value="1.590018">
            <text:p>1.590018</text:p>
          </table:table-cell>
          <table:table-cell office:value-type="float" office:value="-0.040964">
            <text:p>-0.040964</text:p>
          </table:table-cell>
          <table:table-cell table:number-columns-repeated="2"/>
        </table:table-row>
        <table:table-row table:style-name="ro1">
          <table:table-cell office:value-type="float" office:value="1.595019">
            <text:p>1.595019</text:p>
          </table:table-cell>
          <table:table-cell office:value-type="float" office:value="-0.151581">
            <text:p>-0.151581</text:p>
          </table:table-cell>
          <table:table-cell table:number-columns-repeated="2"/>
        </table:table-row>
        <table:table-row table:style-name="ro1">
          <table:table-cell office:value-type="float" office:value="1.600019">
            <text:p>1.600019</text:p>
          </table:table-cell>
          <table:table-cell office:value-type="float" office:value="-0.760354">
            <text:p>-0.760354</text:p>
          </table:table-cell>
          <table:table-cell table:number-columns-repeated="2"/>
        </table:table-row>
        <table:table-row table:style-name="ro1">
          <table:table-cell office:value-type="float" office:value="1.605019">
            <text:p>1.605019</text:p>
          </table:table-cell>
          <table:table-cell office:value-type="float" office:value="0.025541">
            <text:p>0.025541</text:p>
          </table:table-cell>
          <table:table-cell table:number-columns-repeated="2"/>
        </table:table-row>
        <table:table-row table:style-name="ro1">
          <table:table-cell office:value-type="float" office:value="1.610019">
            <text:p>1.610019</text:p>
          </table:table-cell>
          <table:table-cell office:value-type="float" office:value="0.026351">
            <text:p>0.026351</text:p>
          </table:table-cell>
          <table:table-cell table:number-columns-repeated="2"/>
        </table:table-row>
        <table:table-row table:style-name="ro1">
          <table:table-cell office:value-type="float" office:value="1.615019">
            <text:p>1.615019</text:p>
          </table:table-cell>
          <table:table-cell office:value-type="float" office:value="0.12127">
            <text:p>0.12127</text:p>
          </table:table-cell>
          <table:table-cell table:number-columns-repeated="2"/>
        </table:table-row>
        <table:table-row table:style-name="ro1">
          <table:table-cell office:value-type="float" office:value="1.62002">
            <text:p>1.62002</text:p>
          </table:table-cell>
          <table:table-cell office:value-type="float" office:value="-1.076461">
            <text:p>-1.076461</text:p>
          </table:table-cell>
          <table:table-cell table:number-columns-repeated="2"/>
        </table:table-row>
        <table:table-row table:style-name="ro1">
          <table:table-cell office:value-type="float" office:value="1.62502">
            <text:p>1.62502</text:p>
          </table:table-cell>
          <table:table-cell office:value-type="float" office:value="-0.12911">
            <text:p>-0.12911</text:p>
          </table:table-cell>
          <table:table-cell table:number-columns-repeated="2"/>
        </table:table-row>
        <table:table-row table:style-name="ro1">
          <table:table-cell office:value-type="float" office:value="1.63002">
            <text:p>1.63002</text:p>
          </table:table-cell>
          <table:table-cell office:value-type="float" office:value="-0.441915">
            <text:p>-0.441915</text:p>
          </table:table-cell>
          <table:table-cell table:number-columns-repeated="2"/>
        </table:table-row>
        <table:table-row table:style-name="ro1">
          <table:table-cell office:value-type="float" office:value="1.63502">
            <text:p>1.63502</text:p>
          </table:table-cell>
          <table:table-cell office:value-type="float" office:value="0.643903">
            <text:p>0.643903</text:p>
          </table:table-cell>
          <table:table-cell table:number-columns-repeated="2"/>
        </table:table-row>
        <table:table-row table:style-name="ro1">
          <table:table-cell office:value-type="float" office:value="1.640021">
            <text:p>1.640021</text:p>
          </table:table-cell>
          <table:table-cell office:value-type="float" office:value="0.456675">
            <text:p>0.456675</text:p>
          </table:table-cell>
          <table:table-cell table:number-columns-repeated="2"/>
        </table:table-row>
        <table:table-row table:style-name="ro1">
          <table:table-cell office:value-type="float" office:value="1.645021">
            <text:p>1.645021</text:p>
          </table:table-cell>
          <table:table-cell office:value-type="float" office:value="-0.236329">
            <text:p>-0.236329</text:p>
          </table:table-cell>
          <table:table-cell table:number-columns-repeated="2"/>
        </table:table-row>
        <table:table-row table:style-name="ro1">
          <table:table-cell office:value-type="float" office:value="1.650021">
            <text:p>1.650021</text:p>
          </table:table-cell>
          <table:table-cell office:value-type="float" office:value="-0.553923">
            <text:p>-0.553923</text:p>
          </table:table-cell>
          <table:table-cell table:number-columns-repeated="2"/>
        </table:table-row>
        <table:table-row table:style-name="ro1">
          <table:table-cell office:value-type="float" office:value="1.655021">
            <text:p>1.655021</text:p>
          </table:table-cell>
          <table:table-cell office:value-type="float" office:value="-0.192372">
            <text:p>-0.192372</text:p>
          </table:table-cell>
          <table:table-cell table:number-columns-repeated="2"/>
        </table:table-row>
        <table:table-row table:style-name="ro1">
          <table:table-cell office:value-type="float" office:value="1.660022">
            <text:p>1.660022</text:p>
          </table:table-cell>
          <table:table-cell office:value-type="float" office:value="0.205867">
            <text:p>0.205867</text:p>
          </table:table-cell>
          <table:table-cell table:number-columns-repeated="2"/>
        </table:table-row>
        <table:table-row table:style-name="ro1">
          <table:table-cell office:value-type="float" office:value="1.665022">
            <text:p>1.665022</text:p>
          </table:table-cell>
          <table:table-cell office:value-type="float" office:value="0.446213">
            <text:p>0.446213</text:p>
          </table:table-cell>
          <table:table-cell table:number-columns-repeated="2"/>
        </table:table-row>
        <table:table-row table:style-name="ro1">
          <table:table-cell office:value-type="float" office:value="1.670022">
            <text:p>1.670022</text:p>
          </table:table-cell>
          <table:table-cell office:value-type="float" office:value="0.728236">
            <text:p>0.728236</text:p>
          </table:table-cell>
          <table:table-cell table:number-columns-repeated="2"/>
        </table:table-row>
        <table:table-row table:style-name="ro1">
          <table:table-cell office:value-type="float" office:value="1.675022">
            <text:p>1.675022</text:p>
          </table:table-cell>
          <table:table-cell office:value-type="float" office:value="0.66345">
            <text:p>0.66345</text:p>
          </table:table-cell>
          <table:table-cell table:number-columns-repeated="2"/>
        </table:table-row>
        <table:table-row table:style-name="ro1">
          <table:table-cell office:value-type="float" office:value="1.680022">
            <text:p>1.680022</text:p>
          </table:table-cell>
          <table:table-cell office:value-type="float" office:value="0.712472">
            <text:p>0.712472</text:p>
          </table:table-cell>
          <table:table-cell table:number-columns-repeated="2"/>
        </table:table-row>
        <table:table-row table:style-name="ro1">
          <table:table-cell office:value-type="float" office:value="1.685023">
            <text:p>1.685023</text:p>
          </table:table-cell>
          <table:table-cell office:value-type="float" office:value="0.491908">
            <text:p>0.491908</text:p>
          </table:table-cell>
          <table:table-cell table:number-columns-repeated="2"/>
        </table:table-row>
        <table:table-row table:style-name="ro1">
          <table:table-cell office:value-type="float" office:value="1.690023">
            <text:p>1.690023</text:p>
          </table:table-cell>
          <table:table-cell office:value-type="float" office:value="0.64926">
            <text:p>0.64926</text:p>
          </table:table-cell>
          <table:table-cell table:number-columns-repeated="2"/>
        </table:table-row>
        <table:table-row table:style-name="ro1">
          <table:table-cell office:value-type="float" office:value="1.695023">
            <text:p>1.695023</text:p>
          </table:table-cell>
          <table:table-cell office:value-type="float" office:value="-0.010908">
            <text:p>-0.010908</text:p>
          </table:table-cell>
          <table:table-cell table:number-columns-repeated="2"/>
        </table:table-row>
        <table:table-row table:style-name="ro1">
          <table:table-cell office:value-type="float" office:value="1.700023">
            <text:p>1.700023</text:p>
          </table:table-cell>
          <table:table-cell office:value-type="float" office:value="0.048783">
            <text:p>0.048783</text:p>
          </table:table-cell>
          <table:table-cell table:number-columns-repeated="2"/>
        </table:table-row>
        <table:table-row table:style-name="ro1">
          <table:table-cell office:value-type="float" office:value="1.705024">
            <text:p>1.705024</text:p>
          </table:table-cell>
          <table:table-cell office:value-type="float" office:value="-0.679789">
            <text:p>-0.679789</text:p>
          </table:table-cell>
          <table:table-cell table:number-columns-repeated="2"/>
        </table:table-row>
        <table:table-row table:style-name="ro1">
          <table:table-cell office:value-type="float" office:value="1.710024">
            <text:p>1.710024</text:p>
          </table:table-cell>
          <table:table-cell office:value-type="float" office:value="0.204928">
            <text:p>0.204928</text:p>
          </table:table-cell>
          <table:table-cell table:number-columns-repeated="2"/>
        </table:table-row>
        <table:table-row table:style-name="ro1">
          <table:table-cell office:value-type="float" office:value="1.715024">
            <text:p>1.715024</text:p>
          </table:table-cell>
          <table:table-cell office:value-type="float" office:value="-0.119454">
            <text:p>-0.119454</text:p>
          </table:table-cell>
          <table:table-cell table:number-columns-repeated="2"/>
        </table:table-row>
        <table:table-row table:style-name="ro1">
          <table:table-cell office:value-type="float" office:value="1.720024">
            <text:p>1.720024</text:p>
          </table:table-cell>
          <table:table-cell office:value-type="float" office:value="-0.838706">
            <text:p>-0.838706</text:p>
          </table:table-cell>
          <table:table-cell table:number-columns-repeated="2"/>
        </table:table-row>
        <table:table-row table:style-name="ro1">
          <table:table-cell office:value-type="float" office:value="1.725025">
            <text:p>1.725025</text:p>
          </table:table-cell>
          <table:table-cell office:value-type="float" office:value="-0.138671">
            <text:p>-0.138671</text:p>
          </table:table-cell>
          <table:table-cell table:number-columns-repeated="2"/>
        </table:table-row>
        <table:table-row table:style-name="ro1">
          <table:table-cell office:value-type="float" office:value="1.730025">
            <text:p>1.730025</text:p>
          </table:table-cell>
          <table:table-cell office:value-type="float" office:value="-0.7396">
            <text:p>-0.7396</text:p>
          </table:table-cell>
          <table:table-cell table:number-columns-repeated="2"/>
        </table:table-row>
        <table:table-row table:style-name="ro1">
          <table:table-cell office:value-type="float" office:value="1.735025">
            <text:p>1.735025</text:p>
          </table:table-cell>
          <table:table-cell office:value-type="float" office:value="0.058946">
            <text:p>0.058946</text:p>
          </table:table-cell>
          <table:table-cell table:number-columns-repeated="2"/>
        </table:table-row>
        <table:table-row table:style-name="ro1">
          <table:table-cell office:value-type="float" office:value="1.740025">
            <text:p>1.740025</text:p>
          </table:table-cell>
          <table:table-cell office:value-type="float" office:value="-0.03439">
            <text:p>-0.03439</text:p>
          </table:table-cell>
          <table:table-cell table:number-columns-repeated="2"/>
        </table:table-row>
        <table:table-row table:style-name="ro1">
          <table:table-cell office:value-type="float" office:value="1.745026">
            <text:p>1.745026</text:p>
          </table:table-cell>
          <table:table-cell office:value-type="float" office:value="0.342113">
            <text:p>0.342113</text:p>
          </table:table-cell>
          <table:table-cell table:number-columns-repeated="2"/>
        </table:table-row>
        <table:table-row table:style-name="ro1">
          <table:table-cell office:value-type="float" office:value="1.750026">
            <text:p>1.750026</text:p>
          </table:table-cell>
          <table:table-cell office:value-type="float" office:value="0.108054">
            <text:p>0.108054</text:p>
          </table:table-cell>
          <table:table-cell table:number-columns-repeated="2"/>
        </table:table-row>
        <table:table-row table:style-name="ro1">
          <table:table-cell office:value-type="float" office:value="1.755026">
            <text:p>1.755026</text:p>
          </table:table-cell>
          <table:table-cell office:value-type="float" office:value="-0.372725">
            <text:p>-0.372725</text:p>
          </table:table-cell>
          <table:table-cell table:number-columns-repeated="2"/>
        </table:table-row>
        <table:table-row table:style-name="ro1">
          <table:table-cell office:value-type="float" office:value="1.760026">
            <text:p>1.760026</text:p>
          </table:table-cell>
          <table:table-cell office:value-type="float" office:value="0.183147">
            <text:p>0.183147</text:p>
          </table:table-cell>
          <table:table-cell table:number-columns-repeated="2"/>
        </table:table-row>
        <table:table-row table:style-name="ro1">
          <table:table-cell office:value-type="float" office:value="1.765026">
            <text:p>1.765026</text:p>
          </table:table-cell>
          <table:table-cell office:value-type="float" office:value="-0.05566">
            <text:p>-0.05566</text:p>
          </table:table-cell>
          <table:table-cell table:number-columns-repeated="2"/>
        </table:table-row>
        <table:table-row table:style-name="ro1">
          <table:table-cell office:value-type="float" office:value="1.770027">
            <text:p>1.770027</text:p>
          </table:table-cell>
          <table:table-cell office:value-type="float" office:value="0.242632">
            <text:p>0.242632</text:p>
          </table:table-cell>
          <table:table-cell table:number-columns-repeated="2"/>
        </table:table-row>
        <table:table-row table:style-name="ro1">
          <table:table-cell office:value-type="float" office:value="1.775027">
            <text:p>1.775027</text:p>
          </table:table-cell>
          <table:table-cell office:value-type="float" office:value="-0.696132">
            <text:p>-0.696132</text:p>
          </table:table-cell>
          <table:table-cell table:number-columns-repeated="2"/>
        </table:table-row>
        <table:table-row table:style-name="ro1">
          <table:table-cell office:value-type="float" office:value="1.780027">
            <text:p>1.780027</text:p>
          </table:table-cell>
          <table:table-cell office:value-type="float" office:value="0.010575">
            <text:p>0.010575</text:p>
          </table:table-cell>
          <table:table-cell table:number-columns-repeated="2"/>
        </table:table-row>
        <table:table-row table:style-name="ro1">
          <table:table-cell office:value-type="float" office:value="1.785027">
            <text:p>1.785027</text:p>
          </table:table-cell>
          <table:table-cell office:value-type="float" office:value="0.160914">
            <text:p>0.160914</text:p>
          </table:table-cell>
          <table:table-cell table:number-columns-repeated="2"/>
        </table:table-row>
        <table:table-row table:style-name="ro1">
          <table:table-cell office:value-type="float" office:value="1.790028">
            <text:p>1.790028</text:p>
          </table:table-cell>
          <table:table-cell office:value-type="float" office:value="0.255643">
            <text:p>0.255643</text:p>
          </table:table-cell>
          <table:table-cell table:number-columns-repeated="2"/>
        </table:table-row>
        <table:table-row table:style-name="ro1">
          <table:table-cell office:value-type="float" office:value="1.795028">
            <text:p>1.795028</text:p>
          </table:table-cell>
          <table:table-cell office:value-type="float" office:value="-0.222557">
            <text:p>-0.222557</text:p>
          </table:table-cell>
          <table:table-cell table:number-columns-repeated="2"/>
        </table:table-row>
        <table:table-row table:style-name="ro1">
          <table:table-cell office:value-type="float" office:value="1.800028">
            <text:p>1.800028</text:p>
          </table:table-cell>
          <table:table-cell office:value-type="float" office:value="0.443206">
            <text:p>0.443206</text:p>
          </table:table-cell>
          <table:table-cell table:number-columns-repeated="2"/>
        </table:table-row>
        <table:table-row table:style-name="ro1">
          <table:table-cell office:value-type="float" office:value="1.805028">
            <text:p>1.805028</text:p>
          </table:table-cell>
          <table:table-cell office:value-type="float" office:value="-0.573762">
            <text:p>-0.573762</text:p>
          </table:table-cell>
          <table:table-cell table:number-columns-repeated="2"/>
        </table:table-row>
        <table:table-row table:style-name="ro1">
          <table:table-cell office:value-type="float" office:value="1.810029">
            <text:p>1.810029</text:p>
          </table:table-cell>
          <table:table-cell office:value-type="float" office:value="0.022299">
            <text:p>0.022299</text:p>
          </table:table-cell>
          <table:table-cell table:number-columns-repeated="2"/>
        </table:table-row>
        <table:table-row table:style-name="ro1">
          <table:table-cell office:value-type="float" office:value="1.815029">
            <text:p>1.815029</text:p>
          </table:table-cell>
          <table:table-cell office:value-type="float" office:value="0.3254">
            <text:p>0.3254</text:p>
          </table:table-cell>
          <table:table-cell table:number-columns-repeated="2"/>
        </table:table-row>
        <table:table-row table:style-name="ro1">
          <table:table-cell office:value-type="float" office:value="1.820029">
            <text:p>1.820029</text:p>
          </table:table-cell>
          <table:table-cell office:value-type="float" office:value="0.525785">
            <text:p>0.525785</text:p>
          </table:table-cell>
          <table:table-cell table:number-columns-repeated="2"/>
        </table:table-row>
        <table:table-row table:style-name="ro1">
          <table:table-cell office:value-type="float" office:value="1.825029">
            <text:p>1.825029</text:p>
          </table:table-cell>
          <table:table-cell office:value-type="float" office:value="-0.392471">
            <text:p>-0.392471</text:p>
          </table:table-cell>
          <table:table-cell table:number-columns-repeated="2"/>
        </table:table-row>
        <table:table-row table:style-name="ro1">
          <table:table-cell office:value-type="float" office:value="1.830029">
            <text:p>1.830029</text:p>
          </table:table-cell>
          <table:table-cell office:value-type="float" office:value="0.083689">
            <text:p>0.083689</text:p>
          </table:table-cell>
          <table:table-cell table:number-columns-repeated="2"/>
        </table:table-row>
        <table:table-row table:style-name="ro1">
          <table:table-cell office:value-type="float" office:value="1.83503">
            <text:p>1.83503</text:p>
          </table:table-cell>
          <table:table-cell office:value-type="float" office:value="-0.389254">
            <text:p>-0.389254</text:p>
          </table:table-cell>
          <table:table-cell table:number-columns-repeated="2"/>
        </table:table-row>
        <table:table-row table:style-name="ro1">
          <table:table-cell office:value-type="float" office:value="1.84003">
            <text:p>1.84003</text:p>
          </table:table-cell>
          <table:table-cell office:value-type="float" office:value="-0.56767">
            <text:p>-0.56767</text:p>
          </table:table-cell>
          <table:table-cell table:number-columns-repeated="2"/>
        </table:table-row>
        <table:table-row table:style-name="ro1">
          <table:table-cell office:value-type="float" office:value="1.84503">
            <text:p>1.84503</text:p>
          </table:table-cell>
          <table:table-cell office:value-type="float" office:value="0.480967">
            <text:p>0.480967</text:p>
          </table:table-cell>
          <table:table-cell table:number-columns-repeated="2"/>
        </table:table-row>
        <table:table-row table:style-name="ro1">
          <table:table-cell office:value-type="float" office:value="1.85003">
            <text:p>1.85003</text:p>
          </table:table-cell>
          <table:table-cell office:value-type="float" office:value="0.289417">
            <text:p>0.289417</text:p>
          </table:table-cell>
          <table:table-cell table:number-columns-repeated="2"/>
        </table:table-row>
        <table:table-row table:style-name="ro1">
          <table:table-cell office:value-type="float" office:value="1.855031">
            <text:p>1.855031</text:p>
          </table:table-cell>
          <table:table-cell office:value-type="float" office:value="-0.203032">
            <text:p>-0.203032</text:p>
          </table:table-cell>
          <table:table-cell table:number-columns-repeated="2"/>
        </table:table-row>
        <table:table-row table:style-name="ro1">
          <table:table-cell office:value-type="float" office:value="1.860031">
            <text:p>1.860031</text:p>
          </table:table-cell>
          <table:table-cell office:value-type="float" office:value="-0.785508">
            <text:p>-0.785508</text:p>
          </table:table-cell>
          <table:table-cell table:number-columns-repeated="2"/>
        </table:table-row>
        <table:table-row table:style-name="ro1">
          <table:table-cell office:value-type="float" office:value="1.865031">
            <text:p>1.865031</text:p>
          </table:table-cell>
          <table:table-cell office:value-type="float" office:value="-0.284605">
            <text:p>-0.284605</text:p>
          </table:table-cell>
          <table:table-cell table:number-columns-repeated="2"/>
        </table:table-row>
        <table:table-row table:style-name="ro1">
          <table:table-cell office:value-type="float" office:value="1.870031">
            <text:p>1.870031</text:p>
          </table:table-cell>
          <table:table-cell office:value-type="float" office:value="0.529291">
            <text:p>0.529291</text:p>
          </table:table-cell>
          <table:table-cell table:number-columns-repeated="2"/>
        </table:table-row>
        <table:table-row table:style-name="ro1">
          <table:table-cell office:value-type="float" office:value="1.875032">
            <text:p>1.875032</text:p>
          </table:table-cell>
          <table:table-cell office:value-type="float" office:value="0.354318">
            <text:p>0.354318</text:p>
          </table:table-cell>
          <table:table-cell table:number-columns-repeated="2"/>
        </table:table-row>
        <table:table-row table:style-name="ro1">
          <table:table-cell office:value-type="float" office:value="1.880032">
            <text:p>1.880032</text:p>
          </table:table-cell>
          <table:table-cell office:value-type="float" office:value="0.068714">
            <text:p>0.068714</text:p>
          </table:table-cell>
          <table:table-cell table:number-columns-repeated="2"/>
        </table:table-row>
        <table:table-row table:style-name="ro1">
          <table:table-cell office:value-type="float" office:value="1.885032">
            <text:p>1.885032</text:p>
          </table:table-cell>
          <table:table-cell office:value-type="float" office:value="-0.231796">
            <text:p>-0.231796</text:p>
          </table:table-cell>
          <table:table-cell table:number-columns-repeated="2"/>
        </table:table-row>
        <table:table-row table:style-name="ro1">
          <table:table-cell office:value-type="float" office:value="1.890032">
            <text:p>1.890032</text:p>
          </table:table-cell>
          <table:table-cell office:value-type="float" office:value="-0.84396">
            <text:p>-0.84396</text:p>
          </table:table-cell>
          <table:table-cell table:number-columns-repeated="2"/>
        </table:table-row>
        <table:table-row table:style-name="ro1">
          <table:table-cell office:value-type="float" office:value="1.895033">
            <text:p>1.895033</text:p>
          </table:table-cell>
          <table:table-cell office:value-type="float" office:value="0.068753">
            <text:p>0.068753</text:p>
          </table:table-cell>
          <table:table-cell table:number-columns-repeated="2"/>
        </table:table-row>
        <table:table-row table:style-name="ro1">
          <table:table-cell office:value-type="float" office:value="1.900033">
            <text:p>1.900033</text:p>
          </table:table-cell>
          <table:table-cell office:value-type="float" office:value="-0.178193">
            <text:p>-0.178193</text:p>
          </table:table-cell>
          <table:table-cell table:number-columns-repeated="2"/>
        </table:table-row>
        <table:table-row table:style-name="ro1">
          <table:table-cell office:value-type="float" office:value="1.905033">
            <text:p>1.905033</text:p>
          </table:table-cell>
          <table:table-cell office:value-type="float" office:value="-1.207709">
            <text:p>-1.207709</text:p>
          </table:table-cell>
          <table:table-cell table:number-columns-repeated="2"/>
        </table:table-row>
        <table:table-row table:style-name="ro1">
          <table:table-cell office:value-type="float" office:value="1.910033">
            <text:p>1.910033</text:p>
          </table:table-cell>
          <table:table-cell office:value-type="float" office:value="0.383879">
            <text:p>0.383879</text:p>
          </table:table-cell>
          <table:table-cell table:number-columns-repeated="2"/>
        </table:table-row>
        <table:table-row table:style-name="ro1">
          <table:table-cell office:value-type="float" office:value="1.915033">
            <text:p>1.915033</text:p>
          </table:table-cell>
          <table:table-cell office:value-type="float" office:value="0.070192">
            <text:p>0.070192</text:p>
          </table:table-cell>
          <table:table-cell table:number-columns-repeated="2"/>
        </table:table-row>
        <table:table-row table:style-name="ro1">
          <table:table-cell office:value-type="float" office:value="1.920034">
            <text:p>1.920034</text:p>
          </table:table-cell>
          <table:table-cell office:value-type="float" office:value="-0.618432">
            <text:p>-0.618432</text:p>
          </table:table-cell>
          <table:table-cell table:number-columns-repeated="2"/>
        </table:table-row>
        <table:table-row table:style-name="ro1">
          <table:table-cell office:value-type="float" office:value="1.925034">
            <text:p>1.925034</text:p>
          </table:table-cell>
          <table:table-cell office:value-type="float" office:value="0.084776">
            <text:p>0.084776</text:p>
          </table:table-cell>
          <table:table-cell table:number-columns-repeated="2"/>
        </table:table-row>
        <table:table-row table:style-name="ro1">
          <table:table-cell office:value-type="float" office:value="1.930034">
            <text:p>1.930034</text:p>
          </table:table-cell>
          <table:table-cell office:value-type="float" office:value="0.607775">
            <text:p>0.607775</text:p>
          </table:table-cell>
          <table:table-cell table:number-columns-repeated="2"/>
        </table:table-row>
        <table:table-row table:style-name="ro1">
          <table:table-cell office:value-type="float" office:value="1.935034">
            <text:p>1.935034</text:p>
          </table:table-cell>
          <table:table-cell office:value-type="float" office:value="-0.077381">
            <text:p>-0.077381</text:p>
          </table:table-cell>
          <table:table-cell table:number-columns-repeated="2"/>
        </table:table-row>
        <table:table-row table:style-name="ro1">
          <table:table-cell office:value-type="float" office:value="1.940035">
            <text:p>1.940035</text:p>
          </table:table-cell>
          <table:table-cell office:value-type="float" office:value="0.197292">
            <text:p>0.197292</text:p>
          </table:table-cell>
          <table:table-cell table:number-columns-repeated="2"/>
        </table:table-row>
        <table:table-row table:style-name="ro1">
          <table:table-cell office:value-type="float" office:value="1.945035">
            <text:p>1.945035</text:p>
          </table:table-cell>
          <table:table-cell office:value-type="float" office:value="-0.057117">
            <text:p>-0.057117</text:p>
          </table:table-cell>
          <table:table-cell table:number-columns-repeated="2"/>
        </table:table-row>
        <table:table-row table:style-name="ro1">
          <table:table-cell office:value-type="float" office:value="1.950035">
            <text:p>1.950035</text:p>
          </table:table-cell>
          <table:table-cell office:value-type="float" office:value="0.412123">
            <text:p>0.412123</text:p>
          </table:table-cell>
          <table:table-cell table:number-columns-repeated="2"/>
        </table:table-row>
        <table:table-row table:style-name="ro1">
          <table:table-cell office:value-type="float" office:value="1.955035">
            <text:p>1.955035</text:p>
          </table:table-cell>
          <table:table-cell office:value-type="float" office:value="-0.100341">
            <text:p>-0.100341</text:p>
          </table:table-cell>
          <table:table-cell table:number-columns-repeated="2"/>
        </table:table-row>
        <table:table-row table:style-name="ro1">
          <table:table-cell office:value-type="float" office:value="1.960036">
            <text:p>1.960036</text:p>
          </table:table-cell>
          <table:table-cell office:value-type="float" office:value="-0.424368">
            <text:p>-0.424368</text:p>
          </table:table-cell>
          <table:table-cell table:number-columns-repeated="2"/>
        </table:table-row>
        <table:table-row table:style-name="ro1">
          <table:table-cell office:value-type="float" office:value="1.965036">
            <text:p>1.965036</text:p>
          </table:table-cell>
          <table:table-cell office:value-type="float" office:value="-0.610342">
            <text:p>-0.610342</text:p>
          </table:table-cell>
          <table:table-cell table:number-columns-repeated="2"/>
        </table:table-row>
        <table:table-row table:style-name="ro1">
          <table:table-cell office:value-type="float" office:value="1.970036">
            <text:p>1.970036</text:p>
          </table:table-cell>
          <table:table-cell office:value-type="float" office:value="0.513763">
            <text:p>0.513763</text:p>
          </table:table-cell>
          <table:table-cell table:number-columns-repeated="2"/>
        </table:table-row>
        <table:table-row table:style-name="ro1">
          <table:table-cell office:value-type="float" office:value="1.975036">
            <text:p>1.975036</text:p>
          </table:table-cell>
          <table:table-cell office:value-type="float" office:value="-0.428475">
            <text:p>-0.428475</text:p>
          </table:table-cell>
          <table:table-cell table:number-columns-repeated="2"/>
        </table:table-row>
        <table:table-row table:style-name="ro1">
          <table:table-cell office:value-type="float" office:value="1.980036">
            <text:p>1.980036</text:p>
          </table:table-cell>
          <table:table-cell office:value-type="float" office:value="-0.249519">
            <text:p>-0.249519</text:p>
          </table:table-cell>
          <table:table-cell table:number-columns-repeated="2"/>
        </table:table-row>
        <table:table-row table:style-name="ro1">
          <table:table-cell office:value-type="float" office:value="1.985037">
            <text:p>1.985037</text:p>
          </table:table-cell>
          <table:table-cell office:value-type="float" office:value="0.36178">
            <text:p>0.36178</text:p>
          </table:table-cell>
          <table:table-cell table:number-columns-repeated="2"/>
        </table:table-row>
        <table:table-row table:style-name="ro1">
          <table:table-cell office:value-type="float" office:value="1.990037">
            <text:p>1.990037</text:p>
          </table:table-cell>
          <table:table-cell office:value-type="float" office:value="-0.355421">
            <text:p>-0.355421</text:p>
          </table:table-cell>
          <table:table-cell table:number-columns-repeated="2"/>
        </table:table-row>
        <table:table-row table:style-name="ro1">
          <table:table-cell office:value-type="float" office:value="1.995037">
            <text:p>1.995037</text:p>
          </table:table-cell>
          <table:table-cell office:value-type="float" office:value="0.366413">
            <text:p>0.366413</text:p>
          </table:table-cell>
          <table:table-cell table:number-columns-repeated="2"/>
        </table:table-row>
        <table:table-row table:style-name="ro1">
          <table:table-cell office:value-type="float" office:value="2.000037">
            <text:p>2.000037</text:p>
          </table:table-cell>
          <table:table-cell office:value-type="float" office:value="0.148574">
            <text:p>0.148574</text:p>
          </table:table-cell>
          <table:table-cell table:number-columns-repeated="2"/>
        </table:table-row>
        <table:table-row table:style-name="ro1">
          <table:table-cell office:value-type="float" office:value="2.005037">
            <text:p>2.005037</text:p>
          </table:table-cell>
          <table:table-cell office:value-type="float" office:value="-0.459243">
            <text:p>-0.459243</text:p>
          </table:table-cell>
          <table:table-cell table:number-columns-repeated="2"/>
        </table:table-row>
        <table:table-row table:style-name="ro1">
          <table:table-cell office:value-type="float" office:value="2.010037">
            <text:p>2.010037</text:p>
          </table:table-cell>
          <table:table-cell office:value-type="float" office:value="0.308033">
            <text:p>0.308033</text:p>
          </table:table-cell>
          <table:table-cell table:number-columns-repeated="2"/>
        </table:table-row>
        <table:table-row table:style-name="ro1">
          <table:table-cell office:value-type="float" office:value="2.015036">
            <text:p>2.015036</text:p>
          </table:table-cell>
          <table:table-cell office:value-type="float" office:value="0.157625">
            <text:p>0.157625</text:p>
          </table:table-cell>
          <table:table-cell table:number-columns-repeated="2"/>
        </table:table-row>
        <table:table-row table:style-name="ro1">
          <table:table-cell office:value-type="float" office:value="2.020036">
            <text:p>2.020036</text:p>
          </table:table-cell>
          <table:table-cell office:value-type="float" office:value="0.170565">
            <text:p>0.170565</text:p>
          </table:table-cell>
          <table:table-cell table:number-columns-repeated="2"/>
        </table:table-row>
        <table:table-row table:style-name="ro1">
          <table:table-cell office:value-type="float" office:value="2.025036">
            <text:p>2.025036</text:p>
          </table:table-cell>
          <table:table-cell office:value-type="float" office:value="0.172986">
            <text:p>0.172986</text:p>
          </table:table-cell>
          <table:table-cell table:number-columns-repeated="2"/>
        </table:table-row>
        <table:table-row table:style-name="ro1">
          <table:table-cell office:value-type="float" office:value="2.030035">
            <text:p>2.030035</text:p>
          </table:table-cell>
          <table:table-cell office:value-type="float" office:value="-0.408608">
            <text:p>-0.408608</text:p>
          </table:table-cell>
          <table:table-cell table:number-columns-repeated="2"/>
        </table:table-row>
        <table:table-row table:style-name="ro1">
          <table:table-cell office:value-type="float" office:value="2.035035">
            <text:p>2.035035</text:p>
          </table:table-cell>
          <table:table-cell office:value-type="float" office:value="0.573142">
            <text:p>0.573142</text:p>
          </table:table-cell>
          <table:table-cell table:number-columns-repeated="2"/>
        </table:table-row>
        <table:table-row table:style-name="ro1">
          <table:table-cell office:value-type="float" office:value="2.040035">
            <text:p>2.040035</text:p>
          </table:table-cell>
          <table:table-cell office:value-type="float" office:value="0.346783">
            <text:p>0.346783</text:p>
          </table:table-cell>
          <table:table-cell table:number-columns-repeated="2"/>
        </table:table-row>
        <table:table-row table:style-name="ro1">
          <table:table-cell office:value-type="float" office:value="2.045034">
            <text:p>2.045034</text:p>
          </table:table-cell>
          <table:table-cell office:value-type="float" office:value="-0.496275">
            <text:p>-0.496275</text:p>
          </table:table-cell>
          <table:table-cell table:number-columns-repeated="2"/>
        </table:table-row>
        <table:table-row table:style-name="ro1">
          <table:table-cell office:value-type="float" office:value="2.050034">
            <text:p>2.050034</text:p>
          </table:table-cell>
          <table:table-cell office:value-type="float" office:value="0.056262">
            <text:p>0.056262</text:p>
          </table:table-cell>
          <table:table-cell table:number-columns-repeated="2"/>
        </table:table-row>
        <table:table-row table:style-name="ro1">
          <table:table-cell office:value-type="float" office:value="2.055033">
            <text:p>2.055033</text:p>
          </table:table-cell>
          <table:table-cell office:value-type="float" office:value="0.825813">
            <text:p>0.825813</text:p>
          </table:table-cell>
          <table:table-cell table:number-columns-repeated="2"/>
        </table:table-row>
        <table:table-row table:style-name="ro1">
          <table:table-cell office:value-type="float" office:value="2.060033">
            <text:p>2.060033</text:p>
          </table:table-cell>
          <table:table-cell office:value-type="float" office:value="-0.211774">
            <text:p>-0.211774</text:p>
          </table:table-cell>
          <table:table-cell table:number-columns-repeated="2"/>
        </table:table-row>
        <table:table-row table:style-name="ro1">
          <table:table-cell office:value-type="float" office:value="2.065033">
            <text:p>2.065033</text:p>
          </table:table-cell>
          <table:table-cell office:value-type="float" office:value="-0.33098">
            <text:p>-0.33098</text:p>
          </table:table-cell>
          <table:table-cell table:number-columns-repeated="2"/>
        </table:table-row>
        <table:table-row table:style-name="ro1">
          <table:table-cell office:value-type="float" office:value="2.070032">
            <text:p>2.070032</text:p>
          </table:table-cell>
          <table:table-cell office:value-type="float" office:value="-0.008317">
            <text:p>-0.008317</text:p>
          </table:table-cell>
          <table:table-cell table:number-columns-repeated="2"/>
        </table:table-row>
        <table:table-row table:style-name="ro1">
          <table:table-cell office:value-type="float" office:value="2.075032">
            <text:p>2.075032</text:p>
          </table:table-cell>
          <table:table-cell office:value-type="float" office:value="-0.263967">
            <text:p>-0.263967</text:p>
          </table:table-cell>
          <table:table-cell table:number-columns-repeated="2"/>
        </table:table-row>
        <table:table-row table:style-name="ro1">
          <table:table-cell office:value-type="float" office:value="2.080032">
            <text:p>2.080032</text:p>
          </table:table-cell>
          <table:table-cell office:value-type="float" office:value="-0.394989">
            <text:p>-0.394989</text:p>
          </table:table-cell>
          <table:table-cell table:number-columns-repeated="2"/>
        </table:table-row>
        <table:table-row table:style-name="ro1">
          <table:table-cell office:value-type="float" office:value="2.085031">
            <text:p>2.085031</text:p>
          </table:table-cell>
          <table:table-cell office:value-type="float" office:value="0.591245">
            <text:p>0.591245</text:p>
          </table:table-cell>
          <table:table-cell table:number-columns-repeated="2"/>
        </table:table-row>
        <table:table-row table:style-name="ro1">
          <table:table-cell office:value-type="float" office:value="2.090031">
            <text:p>2.090031</text:p>
          </table:table-cell>
          <table:table-cell office:value-type="float" office:value="0.09588">
            <text:p>0.09588</text:p>
          </table:table-cell>
          <table:table-cell table:number-columns-repeated="2"/>
        </table:table-row>
        <table:table-row table:style-name="ro1">
          <table:table-cell office:value-type="float" office:value="2.095031">
            <text:p>2.095031</text:p>
          </table:table-cell>
          <table:table-cell office:value-type="float" office:value="-0.552562">
            <text:p>-0.552562</text:p>
          </table:table-cell>
          <table:table-cell table:number-columns-repeated="2"/>
        </table:table-row>
        <table:table-row table:style-name="ro1">
          <table:table-cell office:value-type="float" office:value="2.10003">
            <text:p>2.10003</text:p>
          </table:table-cell>
          <table:table-cell office:value-type="float" office:value="0.315886">
            <text:p>0.315886</text:p>
          </table:table-cell>
          <table:table-cell table:number-columns-repeated="2"/>
        </table:table-row>
        <table:table-row table:style-name="ro1">
          <table:table-cell office:value-type="float" office:value="2.10503">
            <text:p>2.10503</text:p>
          </table:table-cell>
          <table:table-cell office:value-type="float" office:value="-0.144462">
            <text:p>-0.144462</text:p>
          </table:table-cell>
          <table:table-cell table:number-columns-repeated="2"/>
        </table:table-row>
        <table:table-row table:style-name="ro1">
          <table:table-cell office:value-type="float" office:value="2.110029">
            <text:p>2.110029</text:p>
          </table:table-cell>
          <table:table-cell office:value-type="float" office:value="0.913958">
            <text:p>0.913958</text:p>
          </table:table-cell>
          <table:table-cell table:number-columns-repeated="2"/>
        </table:table-row>
        <table:table-row table:style-name="ro1">
          <table:table-cell office:value-type="float" office:value="2.115029">
            <text:p>2.115029</text:p>
          </table:table-cell>
          <table:table-cell office:value-type="float" office:value="-0.687862">
            <text:p>-0.687862</text:p>
          </table:table-cell>
          <table:table-cell table:number-columns-repeated="2"/>
        </table:table-row>
        <table:table-row table:style-name="ro1">
          <table:table-cell office:value-type="float" office:value="2.120029">
            <text:p>2.120029</text:p>
          </table:table-cell>
          <table:table-cell office:value-type="float" office:value="-0.27298">
            <text:p>-0.27298</text:p>
          </table:table-cell>
          <table:table-cell table:number-columns-repeated="2"/>
        </table:table-row>
        <table:table-row table:style-name="ro1">
          <table:table-cell office:value-type="float" office:value="2.125028">
            <text:p>2.125028</text:p>
          </table:table-cell>
          <table:table-cell office:value-type="float" office:value="0.017677">
            <text:p>0.017677</text:p>
          </table:table-cell>
          <table:table-cell table:number-columns-repeated="2"/>
        </table:table-row>
        <table:table-row table:style-name="ro1">
          <table:table-cell office:value-type="float" office:value="2.130028">
            <text:p>2.130028</text:p>
          </table:table-cell>
          <table:table-cell office:value-type="float" office:value="0.76686">
            <text:p>0.76686</text:p>
          </table:table-cell>
          <table:table-cell table:number-columns-repeated="2"/>
        </table:table-row>
        <table:table-row table:style-name="ro1">
          <table:table-cell office:value-type="float" office:value="2.135028">
            <text:p>2.135028</text:p>
          </table:table-cell>
          <table:table-cell office:value-type="float" office:value="-0.311288">
            <text:p>-0.311288</text:p>
          </table:table-cell>
          <table:table-cell table:number-columns-repeated="2"/>
        </table:table-row>
        <table:table-row table:style-name="ro1">
          <table:table-cell office:value-type="float" office:value="2.140027">
            <text:p>2.140027</text:p>
          </table:table-cell>
          <table:table-cell office:value-type="float" office:value="-1.861929">
            <text:p>-1.861929</text:p>
          </table:table-cell>
          <table:table-cell table:number-columns-repeated="2"/>
        </table:table-row>
        <table:table-row table:style-name="ro1">
          <table:table-cell office:value-type="float" office:value="2.145027">
            <text:p>2.145027</text:p>
          </table:table-cell>
          <table:table-cell office:value-type="float" office:value="0.336395">
            <text:p>0.336395</text:p>
          </table:table-cell>
          <table:table-cell table:number-columns-repeated="2"/>
        </table:table-row>
        <table:table-row table:style-name="ro1">
          <table:table-cell office:value-type="float" office:value="2.150027">
            <text:p>2.150027</text:p>
          </table:table-cell>
          <table:table-cell office:value-type="float" office:value="-0.216274">
            <text:p>-0.216274</text:p>
          </table:table-cell>
          <table:table-cell table:number-columns-repeated="2"/>
        </table:table-row>
        <table:table-row table:style-name="ro1">
          <table:table-cell office:value-type="float" office:value="2.155026">
            <text:p>2.155026</text:p>
          </table:table-cell>
          <table:table-cell office:value-type="float" office:value="0.170395">
            <text:p>0.170395</text:p>
          </table:table-cell>
          <table:table-cell table:number-columns-repeated="2"/>
        </table:table-row>
        <table:table-row table:style-name="ro1">
          <table:table-cell office:value-type="float" office:value="2.160026">
            <text:p>2.160026</text:p>
          </table:table-cell>
          <table:table-cell office:value-type="float" office:value="0.514507">
            <text:p>0.514507</text:p>
          </table:table-cell>
          <table:table-cell table:number-columns-repeated="2"/>
        </table:table-row>
        <table:table-row table:style-name="ro1">
          <table:table-cell office:value-type="float" office:value="2.165025">
            <text:p>2.165025</text:p>
          </table:table-cell>
          <table:table-cell office:value-type="float" office:value="-0.29103">
            <text:p>-0.29103</text:p>
          </table:table-cell>
          <table:table-cell table:number-columns-repeated="2"/>
        </table:table-row>
        <table:table-row table:style-name="ro1">
          <table:table-cell office:value-type="float" office:value="2.170025">
            <text:p>2.170025</text:p>
          </table:table-cell>
          <table:table-cell office:value-type="float" office:value="-0.685625">
            <text:p>-0.685625</text:p>
          </table:table-cell>
          <table:table-cell table:number-columns-repeated="2"/>
        </table:table-row>
        <table:table-row table:style-name="ro1">
          <table:table-cell office:value-type="float" office:value="2.175025">
            <text:p>2.175025</text:p>
          </table:table-cell>
          <table:table-cell office:value-type="float" office:value="-0.424066">
            <text:p>-0.424066</text:p>
          </table:table-cell>
          <table:table-cell table:number-columns-repeated="2"/>
        </table:table-row>
        <table:table-row table:style-name="ro1">
          <table:table-cell office:value-type="float" office:value="2.180024">
            <text:p>2.180024</text:p>
          </table:table-cell>
          <table:table-cell office:value-type="float" office:value="0.189565">
            <text:p>0.189565</text:p>
          </table:table-cell>
          <table:table-cell table:number-columns-repeated="2"/>
        </table:table-row>
        <table:table-row table:style-name="ro1">
          <table:table-cell office:value-type="float" office:value="2.185024">
            <text:p>2.185024</text:p>
          </table:table-cell>
          <table:table-cell office:value-type="float" office:value="0.471984">
            <text:p>0.471984</text:p>
          </table:table-cell>
          <table:table-cell table:number-columns-repeated="2"/>
        </table:table-row>
        <table:table-row table:style-name="ro1">
          <table:table-cell office:value-type="float" office:value="2.190024">
            <text:p>2.190024</text:p>
          </table:table-cell>
          <table:table-cell office:value-type="float" office:value="-0.057887">
            <text:p>-0.057887</text:p>
          </table:table-cell>
          <table:table-cell table:number-columns-repeated="2"/>
        </table:table-row>
        <table:table-row table:style-name="ro1">
          <table:table-cell office:value-type="float" office:value="2.195023">
            <text:p>2.195023</text:p>
          </table:table-cell>
          <table:table-cell office:value-type="float" office:value="0.312986">
            <text:p>0.312986</text:p>
          </table:table-cell>
          <table:table-cell table:number-columns-repeated="2"/>
        </table:table-row>
        <table:table-row table:style-name="ro1">
          <table:table-cell office:value-type="float" office:value="2.200023">
            <text:p>2.200023</text:p>
          </table:table-cell>
          <table:table-cell office:value-type="float" office:value="-0.530889">
            <text:p>-0.530889</text:p>
          </table:table-cell>
          <table:table-cell table:number-columns-repeated="2"/>
        </table:table-row>
        <table:table-row table:style-name="ro1">
          <table:table-cell office:value-type="float" office:value="2.205023">
            <text:p>2.205023</text:p>
          </table:table-cell>
          <table:table-cell office:value-type="float" office:value="0.083112">
            <text:p>0.083112</text:p>
          </table:table-cell>
          <table:table-cell table:number-columns-repeated="2"/>
        </table:table-row>
        <table:table-row table:style-name="ro1">
          <table:table-cell office:value-type="float" office:value="2.210022">
            <text:p>2.210022</text:p>
          </table:table-cell>
          <table:table-cell office:value-type="float" office:value="0.721998">
            <text:p>0.721998</text:p>
          </table:table-cell>
          <table:table-cell table:number-columns-repeated="2"/>
        </table:table-row>
        <table:table-row table:style-name="ro1">
          <table:table-cell office:value-type="float" office:value="2.215022">
            <text:p>2.215022</text:p>
          </table:table-cell>
          <table:table-cell office:value-type="float" office:value="1.260691">
            <text:p>1.260691</text:p>
          </table:table-cell>
          <table:table-cell table:number-columns-repeated="2"/>
        </table:table-row>
        <table:table-row table:style-name="ro1">
          <table:table-cell office:value-type="float" office:value="2.220021">
            <text:p>2.220021</text:p>
          </table:table-cell>
          <table:table-cell office:value-type="float" office:value="-0.275934">
            <text:p>-0.275934</text:p>
          </table:table-cell>
          <table:table-cell table:number-columns-repeated="2"/>
        </table:table-row>
        <table:table-row table:style-name="ro1">
          <table:table-cell office:value-type="float" office:value="2.225021">
            <text:p>2.225021</text:p>
          </table:table-cell>
          <table:table-cell office:value-type="float" office:value="-0.593547">
            <text:p>-0.593547</text:p>
          </table:table-cell>
          <table:table-cell table:number-columns-repeated="2"/>
        </table:table-row>
        <table:table-row table:style-name="ro1">
          <table:table-cell office:value-type="float" office:value="2.230021">
            <text:p>2.230021</text:p>
          </table:table-cell>
          <table:table-cell office:value-type="float" office:value="0.379221">
            <text:p>0.379221</text:p>
          </table:table-cell>
          <table:table-cell table:number-columns-repeated="2"/>
        </table:table-row>
        <table:table-row table:style-name="ro1">
          <table:table-cell office:value-type="float" office:value="2.23502">
            <text:p>2.23502</text:p>
          </table:table-cell>
          <table:table-cell office:value-type="float" office:value="-0.014649">
            <text:p>-0.014649</text:p>
          </table:table-cell>
          <table:table-cell table:number-columns-repeated="2"/>
        </table:table-row>
        <table:table-row table:style-name="ro1">
          <table:table-cell office:value-type="float" office:value="2.24002">
            <text:p>2.24002</text:p>
          </table:table-cell>
          <table:table-cell office:value-type="float" office:value="-0.020069">
            <text:p>-0.020069</text:p>
          </table:table-cell>
          <table:table-cell table:number-columns-repeated="2"/>
        </table:table-row>
        <table:table-row table:style-name="ro1">
          <table:table-cell office:value-type="float" office:value="2.24502">
            <text:p>2.24502</text:p>
          </table:table-cell>
          <table:table-cell office:value-type="float" office:value="-0.560688">
            <text:p>-0.560688</text:p>
          </table:table-cell>
          <table:table-cell table:number-columns-repeated="2"/>
        </table:table-row>
        <table:table-row table:style-name="ro1">
          <table:table-cell office:value-type="float" office:value="2.250019">
            <text:p>2.250019</text:p>
          </table:table-cell>
          <table:table-cell office:value-type="float" office:value="-0.704322">
            <text:p>-0.704322</text:p>
          </table:table-cell>
          <table:table-cell table:number-columns-repeated="2"/>
        </table:table-row>
        <table:table-row table:style-name="ro1">
          <table:table-cell office:value-type="float" office:value="2.255019">
            <text:p>2.255019</text:p>
          </table:table-cell>
          <table:table-cell office:value-type="float" office:value="-0.955716">
            <text:p>-0.955716</text:p>
          </table:table-cell>
          <table:table-cell table:number-columns-repeated="2"/>
        </table:table-row>
        <table:table-row table:style-name="ro1">
          <table:table-cell office:value-type="float" office:value="2.260019">
            <text:p>2.260019</text:p>
          </table:table-cell>
          <table:table-cell office:value-type="float" office:value="-1.358258">
            <text:p>-1.358258</text:p>
          </table:table-cell>
          <table:table-cell table:number-columns-repeated="2"/>
        </table:table-row>
        <table:table-row table:style-name="ro1">
          <table:table-cell office:value-type="float" office:value="2.265018">
            <text:p>2.265018</text:p>
          </table:table-cell>
          <table:table-cell office:value-type="float" office:value="-0.200173">
            <text:p>-0.200173</text:p>
          </table:table-cell>
          <table:table-cell table:number-columns-repeated="2"/>
        </table:table-row>
        <table:table-row table:style-name="ro1">
          <table:table-cell office:value-type="float" office:value="2.270018">
            <text:p>2.270018</text:p>
          </table:table-cell>
          <table:table-cell office:value-type="float" office:value="0.176602">
            <text:p>0.176602</text:p>
          </table:table-cell>
          <table:table-cell table:number-columns-repeated="2"/>
        </table:table-row>
        <table:table-row table:style-name="ro1">
          <table:table-cell office:value-type="float" office:value="2.275017">
            <text:p>2.275017</text:p>
          </table:table-cell>
          <table:table-cell office:value-type="float" office:value="0.304057">
            <text:p>0.304057</text:p>
          </table:table-cell>
          <table:table-cell table:number-columns-repeated="2"/>
        </table:table-row>
        <table:table-row table:style-name="ro1">
          <table:table-cell office:value-type="float" office:value="2.280017">
            <text:p>2.280017</text:p>
          </table:table-cell>
          <table:table-cell office:value-type="float" office:value="0.74152">
            <text:p>0.74152</text:p>
          </table:table-cell>
          <table:table-cell table:number-columns-repeated="2"/>
        </table:table-row>
        <table:table-row table:style-name="ro1">
          <table:table-cell office:value-type="float" office:value="2.285017">
            <text:p>2.285017</text:p>
          </table:table-cell>
          <table:table-cell office:value-type="float" office:value="-0.243973">
            <text:p>-0.243973</text:p>
          </table:table-cell>
          <table:table-cell table:number-columns-repeated="2"/>
        </table:table-row>
        <table:table-row table:style-name="ro1">
          <table:table-cell office:value-type="float" office:value="2.290016">
            <text:p>2.290016</text:p>
          </table:table-cell>
          <table:table-cell office:value-type="float" office:value="0.048708">
            <text:p>0.048708</text:p>
          </table:table-cell>
          <table:table-cell table:number-columns-repeated="2"/>
        </table:table-row>
        <table:table-row table:style-name="ro1">
          <table:table-cell office:value-type="float" office:value="2.295016">
            <text:p>2.295016</text:p>
          </table:table-cell>
          <table:table-cell office:value-type="float" office:value="-0.722053">
            <text:p>-0.722053</text:p>
          </table:table-cell>
          <table:table-cell table:number-columns-repeated="2"/>
        </table:table-row>
        <table:table-row table:style-name="ro1">
          <table:table-cell office:value-type="float" office:value="2.300016">
            <text:p>2.300016</text:p>
          </table:table-cell>
          <table:table-cell office:value-type="float" office:value="0.907442">
            <text:p>0.907442</text:p>
          </table:table-cell>
          <table:table-cell table:number-columns-repeated="2"/>
        </table:table-row>
        <table:table-row table:style-name="ro1">
          <table:table-cell office:value-type="float" office:value="2.305015">
            <text:p>2.305015</text:p>
          </table:table-cell>
          <table:table-cell office:value-type="float" office:value="0.059316">
            <text:p>0.059316</text:p>
          </table:table-cell>
          <table:table-cell table:number-columns-repeated="2"/>
        </table:table-row>
        <table:table-row table:style-name="ro1">
          <table:table-cell office:value-type="float" office:value="2.310015">
            <text:p>2.310015</text:p>
          </table:table-cell>
          <table:table-cell office:value-type="float" office:value="0.787241">
            <text:p>0.787241</text:p>
          </table:table-cell>
          <table:table-cell table:number-columns-repeated="2"/>
        </table:table-row>
        <table:table-row table:style-name="ro1">
          <table:table-cell office:value-type="float" office:value="2.315015">
            <text:p>2.315015</text:p>
          </table:table-cell>
          <table:table-cell office:value-type="float" office:value="0.36224">
            <text:p>0.36224</text:p>
          </table:table-cell>
          <table:table-cell table:number-columns-repeated="2"/>
        </table:table-row>
        <table:table-row table:style-name="ro1">
          <table:table-cell office:value-type="float" office:value="2.320014">
            <text:p>2.320014</text:p>
          </table:table-cell>
          <table:table-cell office:value-type="float" office:value="0.99535">
            <text:p>0.99535</text:p>
          </table:table-cell>
          <table:table-cell table:number-columns-repeated="2"/>
        </table:table-row>
        <table:table-row table:style-name="ro1">
          <table:table-cell office:value-type="float" office:value="2.325014">
            <text:p>2.325014</text:p>
          </table:table-cell>
          <table:table-cell office:value-type="float" office:value="0.178235">
            <text:p>0.178235</text:p>
          </table:table-cell>
          <table:table-cell table:number-columns-repeated="2"/>
        </table:table-row>
        <table:table-row table:style-name="ro1">
          <table:table-cell office:value-type="float" office:value="2.330014">
            <text:p>2.330014</text:p>
          </table:table-cell>
          <table:table-cell office:value-type="float" office:value="-0.079648">
            <text:p>-0.079648</text:p>
          </table:table-cell>
          <table:table-cell table:number-columns-repeated="2"/>
        </table:table-row>
        <table:table-row table:style-name="ro1">
          <table:table-cell office:value-type="float" office:value="2.335013">
            <text:p>2.335013</text:p>
          </table:table-cell>
          <table:table-cell office:value-type="float" office:value="-0.158185">
            <text:p>-0.158185</text:p>
          </table:table-cell>
          <table:table-cell table:number-columns-repeated="2"/>
        </table:table-row>
        <table:table-row table:style-name="ro1">
          <table:table-cell office:value-type="float" office:value="2.340013">
            <text:p>2.340013</text:p>
          </table:table-cell>
          <table:table-cell office:value-type="float" office:value="-0.500732">
            <text:p>-0.500732</text:p>
          </table:table-cell>
          <table:table-cell table:number-columns-repeated="2"/>
        </table:table-row>
        <table:table-row table:style-name="ro1">
          <table:table-cell office:value-type="float" office:value="2.345012">
            <text:p>2.345012</text:p>
          </table:table-cell>
          <table:table-cell office:value-type="float" office:value="0.124456">
            <text:p>0.124456</text:p>
          </table:table-cell>
          <table:table-cell table:number-columns-repeated="2"/>
        </table:table-row>
        <table:table-row table:style-name="ro1">
          <table:table-cell office:value-type="float" office:value="2.350012">
            <text:p>2.350012</text:p>
          </table:table-cell>
          <table:table-cell office:value-type="float" office:value="0.706089">
            <text:p>0.706089</text:p>
          </table:table-cell>
          <table:table-cell table:number-columns-repeated="2"/>
        </table:table-row>
        <table:table-row table:style-name="ro1">
          <table:table-cell office:value-type="float" office:value="2.355012">
            <text:p>2.355012</text:p>
          </table:table-cell>
          <table:table-cell office:value-type="float" office:value="-0.408387">
            <text:p>-0.408387</text:p>
          </table:table-cell>
          <table:table-cell table:number-columns-repeated="2"/>
        </table:table-row>
        <table:table-row table:style-name="ro1">
          <table:table-cell office:value-type="float" office:value="2.360011">
            <text:p>2.360011</text:p>
          </table:table-cell>
          <table:table-cell office:value-type="float" office:value="0.278776">
            <text:p>0.278776</text:p>
          </table:table-cell>
          <table:table-cell table:number-columns-repeated="2"/>
        </table:table-row>
        <table:table-row table:style-name="ro1">
          <table:table-cell office:value-type="float" office:value="2.365011">
            <text:p>2.365011</text:p>
          </table:table-cell>
          <table:table-cell office:value-type="float" office:value="-0.771542">
            <text:p>-0.771542</text:p>
          </table:table-cell>
          <table:table-cell table:number-columns-repeated="2"/>
        </table:table-row>
        <table:table-row table:style-name="ro1">
          <table:table-cell office:value-type="float" office:value="2.370011">
            <text:p>2.370011</text:p>
          </table:table-cell>
          <table:table-cell office:value-type="float" office:value="0.692308">
            <text:p>0.692308</text:p>
          </table:table-cell>
          <table:table-cell table:number-columns-repeated="2"/>
        </table:table-row>
        <table:table-row table:style-name="ro1">
          <table:table-cell office:value-type="float" office:value="2.37501">
            <text:p>2.37501</text:p>
          </table:table-cell>
          <table:table-cell office:value-type="float" office:value="0.191528">
            <text:p>0.191528</text:p>
          </table:table-cell>
          <table:table-cell table:number-columns-repeated="2"/>
        </table:table-row>
        <table:table-row table:style-name="ro1">
          <table:table-cell office:value-type="float" office:value="2.38001">
            <text:p>2.38001</text:p>
          </table:table-cell>
          <table:table-cell office:value-type="float" office:value="-0.08326">
            <text:p>-0.08326</text:p>
          </table:table-cell>
          <table:table-cell table:number-columns-repeated="2"/>
        </table:table-row>
        <table:table-row table:style-name="ro1">
          <table:table-cell office:value-type="float" office:value="2.38501">
            <text:p>2.38501</text:p>
          </table:table-cell>
          <table:table-cell office:value-type="float" office:value="-1.247621">
            <text:p>-1.247621</text:p>
          </table:table-cell>
          <table:table-cell table:number-columns-repeated="2"/>
        </table:table-row>
        <table:table-row table:style-name="ro1">
          <table:table-cell office:value-type="float" office:value="2.390009">
            <text:p>2.390009</text:p>
          </table:table-cell>
          <table:table-cell office:value-type="float" office:value="-0.379091">
            <text:p>-0.379091</text:p>
          </table:table-cell>
          <table:table-cell table:number-columns-repeated="2"/>
        </table:table-row>
        <table:table-row table:style-name="ro1">
          <table:table-cell office:value-type="float" office:value="2.395009">
            <text:p>2.395009</text:p>
          </table:table-cell>
          <table:table-cell office:value-type="float" office:value="0.018051">
            <text:p>0.018051</text:p>
          </table:table-cell>
          <table:table-cell table:number-columns-repeated="2"/>
        </table:table-row>
        <table:table-row table:style-name="ro1">
          <table:table-cell office:value-type="float" office:value="2.400008">
            <text:p>2.400008</text:p>
          </table:table-cell>
          <table:table-cell office:value-type="float" office:value="0.105794">
            <text:p>0.105794</text:p>
          </table:table-cell>
          <table:table-cell table:number-columns-repeated="2"/>
        </table:table-row>
        <table:table-row table:style-name="ro1">
          <table:table-cell office:value-type="float" office:value="2.405008">
            <text:p>2.405008</text:p>
          </table:table-cell>
          <table:table-cell office:value-type="float" office:value="-0.047519">
            <text:p>-0.04751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6/23/2018</text:date>, <text:time>16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3T16:15:34.21</dc:date>
    <dc:creator>Artak Petrosyan</dc:creator>
    <meta:document-statistic meta:table-count="1" meta:cell-count="965" meta:object-count="0"/>
    <meta:generator>OpenOffice/4.1.2$Win32 OpenOffice.org_project/412m3$Build-9782</meta:generator>
  </office:meta>
</office:document-meta>
</file>